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HTML duplication issue&lt;/h4&gt;&lt;pre class="message"&gt;&lt;div class="author"&gt;user&lt;/div&gt;&lt;div&gt;Hey Hal, when i put that line of html in i get three instances of the same essay&lt;/div&gt;&lt;/pre&gt;&lt;pre class="message"&gt;&lt;div class="author"&gt;ChatGPT&lt;/div&gt;&lt;div&gt;Got it — that usually happens when the HTML (or component call) that renders each essay is placed *inside* a loop that’s already mapping through them. <text:s/></text:p>
      <text:p text:style-name="Standard"/>
      <text:p text:style-name="Standard">Let’s check a few likely causes: <text:s/></text:p>
      <text:p text:style-name="Standard"/>
      <text:p text:style-name="Standard">1. **You’ve got two loops rendering the same collection.** <text:s/></text:p>
      <text:p text:style-name="Standard"><text:s text:c="3"/>For example: <text:s/></text:p>
      <text:p text:style-name="Standard"><text:s text:c="3"/>```astro</text:p>
      <text:p text:style-name="Standard"><text:s text:c="3"/>{essays.map(essay =&amp;gt; (</text:p>
      <text:p text:style-name="Standard"><text:s text:c="5"/>&amp;lt;EssayCard essay={essay} /&amp;gt;</text:p>
      <text:p text:style-name="Standard"><text:s text:c="3"/>))}</text:p>
      <text:p text:style-name="Standard"><text:s text:c="3"/>``` <text:s/></text:p>
      <text:p text:style-name="Standard"><text:s text:c="3"/>and *inside* `EssayCard.astro` there’s another loop over essays (or you accidentally imported the full list there again). That’ll triple it up.</text:p>
      <text:p text:style-name="Standard"/>
      <text:p text:style-name="Standard">2. **Your inserted HTML is inside the map instead of outside it.** <text:s/></text:p>
      <text:p text:style-name="Standard"><text:s text:c="3"/>If you added something like a `&amp;lt;section&amp;gt;` or `&amp;lt;div&amp;gt;` that includes `{essays.map(...)}` and you repeated it, each wrapper will print the same thing.</text:p>
      <text:p text:style-name="Standard"/>
      <text:p text:style-name="Standard">3. **You accidentally imported the same collection twice.** <text:s/></text:p>
      <text:p text:style-name="Standard"><text:s text:c="3"/>For instance:</text:p>
      <text:p text:style-name="Standard"><text:s text:c="3"/>```js</text:p>
      <text:p text:style-name="Standard"><text:s text:c="3"/>const essays = await getCollection('essays');</text:p>
      <text:p text:style-name="Standard"><text:s text:c="3"/>const essaysAgain = await getCollection('essays');</text:p>
      <text:p text:style-name="Standard"><text:s text:c="3"/>```</text:p>
      <text:p text:style-name="Standard"><text:s text:c="3"/>and you render both.</text:p>
      <text:p text:style-name="Standard"/>
      <text:p text:style-name="Standard">If you show me the snippet where you added the HTML, I can point to the exact duplication. It’s usually just a misplaced closing tag or map block. Want to paste that section?&lt;/div&gt;&lt;/pre&gt;&lt;pre class="message"&gt;&lt;div class="author"&gt;user&lt;/div&gt;&lt;div&gt;import { getCollection } from 'astro:content';</text:p>
      <text:p text:style-name="Standard">import BaseLayout from '../layouts/BaseLayout.astro';</text:p>
      <text:p text:style-name="Standard">import TagFilter from '../components/TagFilter.jsx'</text:p>
      <text:p text:style-name="Standard"/>
      <text:p text:style-name="Standard">const essays = await getCollection('essays');</text:p>
      <text:p text:style-name="Standard">essays.sort((a, b) =&amp;gt; b.data.date.getTime() - a.data.date.getTime());</text:p>
      <text:p text:style-name="Standard">const allTags = [...new Set(essays.flatMap(e =&amp;gt; e.data.tags ?? [] ))]</text:p>
      <text:p text:style-name="Standard">---</text:p>
      <text:p text:style-name="Standard"/>
      <text:p text:style-name="Standard">&amp;lt;BaseLayout title="Essays"&amp;gt;</text:p>
      <text:p text:style-name="Standard"><text:s text:c="2"/>&amp;lt;h1&amp;gt;Essays&amp;lt;/h1&amp;gt;</text:p>
      <text:p text:style-name="Standard"><text:s text:c="2"/>&amp;lt;p&amp;gt;&amp;lt;TagFilter client:load allTags={allTags} essays={essays} /&amp;gt;&amp;lt;/p&amp;gt;</text:p>
      <text:p text:style-name="Standard"><text:s text:c="2"/>&amp;lt;p&amp;gt;Reflections, witness notes, and long-form thinking from The God Decision.&amp;lt;/p&amp;gt;</text:p>
      <text:p text:style-name="Standard"/>
      <text:p text:style-name="Standard"><text:s text:c="2"/>&amp;lt;ul&amp;gt;</text:p>
      <text:p text:style-name="Standard"><text:s text:c="4"/>{essays.map((essay) =&amp;gt; (</text:p>
      <text:p text:style-name="Standard"><text:s text:c="6"/>&amp;lt;li&amp;gt;</text:p>
      <text:p text:style-name="Standard"><text:soft-page-break/><text:s text:c="8"/>&amp;lt;a href={`/essays/${essay.slug}/`}&amp;gt;</text:p>
      <text:p text:style-name="Standard"><text:s text:c="10"/>{essay.data.title}</text:p>
      <text:p text:style-name="Standard"><text:s text:c="8"/>&amp;lt;/a&amp;gt;</text:p>
      <text:p text:style-name="Standard"><text:s text:c="8"/>{' · '}</text:p>
      <text:p text:style-name="Standard"><text:s text:c="8"/>{essay.data.date.toLocaleDateString()}</text:p>
      <text:p text:style-name="Standard"><text:s text:c="6"/>&amp;lt;/li&amp;gt;</text:p>
      <text:p text:style-name="Standard"><text:s text:c="4"/>))}</text:p>
      <text:p text:style-name="Standard"><text:s text:c="2"/>&amp;lt;/ul&amp;gt;</text:p>
      <text:p text:style-name="Standard">&amp;lt;/BaseLayout&amp;gt;</text:p>
      <text:p text:style-name="Standard">&lt;/div&gt;&lt;/pre&gt;&lt;pre class="message"&gt;&lt;div class="author"&gt;ChatGPT&lt;/div&gt;&lt;div&gt;Yep, I see what’s going on. With this file as-is, you’re almost certainly rendering the essays **in two places**:</text:p>
      <text:p text:style-name="Standard"/>
      <text:p text:style-name="Standard">1. Inside your **`TagFilter`** React component (where we probably already do a `filteredEssays.map(...)`), **and**</text:p>
      <text:p text:style-name="Standard">2. Again down here in the Astro page:</text:p>
      <text:p text:style-name="Standard"/>
      <text:p text:style-name="Standard">```astro</text:p>
      <text:p text:style-name="Standard"><text:s text:c="2"/>&amp;lt;ul&amp;gt;</text:p>
      <text:p text:style-name="Standard"><text:s text:c="4"/>{essays.map((essay) =&amp;gt; (</text:p>
      <text:p text:style-name="Standard"><text:s text:c="6"/>&amp;lt;li&amp;gt;</text:p>
      <text:p text:style-name="Standard"><text:s text:c="8"/>&amp;lt;a href={`/essays/${essay.slug}/`}&amp;gt;</text:p>
      <text:p text:style-name="Standard"><text:s text:c="10"/>{essay.data.title}</text:p>
      <text:p text:style-name="Standard"><text:s text:c="8"/>&amp;lt;/a&amp;gt;</text:p>
      <text:p text:style-name="Standard"><text:s text:c="8"/>{' · '}</text:p>
      <text:p text:style-name="Standard"><text:s text:c="8"/>{essay.data.date.toLocaleDateString()}</text:p>
      <text:p text:style-name="Standard"><text:s text:c="6"/>&amp;lt;/li&amp;gt;</text:p>
      <text:p text:style-name="Standard"><text:s text:c="4"/>))}</text:p>
      <text:p text:style-name="Standard"><text:s text:c="2"/>&amp;lt;/ul&amp;gt;</text:p>
      <text:p text:style-name="Standard">```</text:p>
      <text:p text:style-name="Standard"/>
      <text:p text:style-name="Standard">So the flow is:</text:p>
      <text:p text:style-name="Standard"/>
      <text:p text:style-name="Standard">- Before TagFilter: each essay shows **once** (from that `&amp;lt;ul&amp;gt;`).</text:p>
      <text:p text:style-name="Standard">- After TagFilter: <text:s/></text:p>
      <text:p text:style-name="Standard"><text:s text:c="2"/>- TagFilter renders each essay (once or more, depending on its code), <text:s/></text:p>
      <text:p text:style-name="Standard"><text:s text:c="2"/>- then the `&amp;lt;ul&amp;gt;` renders them again. <text:s/></text:p>
      <text:p text:style-name="Standard"><text:s text:c="2"/>If TagFilter itself accidentally has duplication, you can easily end up with 3 copies of the same essay.</text:p>
      <text:p text:style-name="Standard"/>
      <text:p text:style-name="Standard">Let’s fix this in two steps.</text:p>
      <text:p text:style-name="Standard"/>
      <text:p text:style-name="Standard">---</text:p>
      <text:p text:style-name="Standard"/>
      <text:p text:style-name="Standard">### 1. Let TagFilter own the list</text:p>
      <text:p text:style-name="Standard"/>
      <text:p text:style-name="Standard">On this page, let `TagFilter` handle **both** the tag buttons and the essay list. That means **remove** the bottom `&amp;lt;ul&amp;gt;` completely.</text:p>
      <text:p text:style-name="Standard"/>
      <text:p text:style-name="Standard">Change your page to:</text:p>
      <text:p text:style-name="Standard"/>
      <text:p text:style-name="Standard"><text:soft-page-break/>```astro</text:p>
      <text:p text:style-name="Standard">---</text:p>
      <text:p text:style-name="Standard">import { getCollection } from 'astro:content';</text:p>
      <text:p text:style-name="Standard">import BaseLayout from '../layouts/BaseLayout.astro';</text:p>
      <text:p text:style-name="Standard">import TagFilter from '../components/TagFilter.jsx';</text:p>
      <text:p text:style-name="Standard"/>
      <text:p text:style-name="Standard">const essays = await getCollection('essays');</text:p>
      <text:p text:style-name="Standard">essays.sort((a, b) =&amp;gt; b.data.date.getTime() - a.data.date.getTime());</text:p>
      <text:p text:style-name="Standard">const allTags = [...new Set(essays.flatMap(e =&amp;gt; e.data.tags ?? [] ))];</text:p>
      <text:p text:style-name="Standard">---</text:p>
      <text:p text:style-name="Standard"/>
      <text:p text:style-name="Standard">&amp;lt;BaseLayout title="Essays"&amp;gt;</text:p>
      <text:p text:style-name="Standard"><text:s text:c="2"/>&amp;lt;h1&amp;gt;Essays&amp;lt;/h1&amp;gt;</text:p>
      <text:p text:style-name="Standard"/>
      <text:p text:style-name="Standard"><text:s text:c="2"/>&amp;lt;p&amp;gt;Reflections, witness notes, and long-form thinking from The God Decision.&amp;lt;/p&amp;gt;</text:p>
      <text:p text:style-name="Standard"/>
      <text:p text:style-name="Standard"><text:s text:c="2"/>&amp;lt;TagFilter client:load allTags={allTags} essays={essays} /&amp;gt;</text:p>
      <text:p text:style-name="Standard">&amp;lt;/BaseLayout&amp;gt;</text:p>
      <text:p text:style-name="Standard">```</text:p>
      <text:p text:style-name="Standard"/>
      <text:p text:style-name="Standard">Key changes:</text:p>
      <text:p text:style-name="Standard"/>
      <text:p text:style-name="Standard">- Move `TagFilter` out of the `&amp;lt;p&amp;gt;` (it’s a full component, not inline text).</text:p>
      <text:p text:style-name="Standard">- Delete the `&amp;lt;ul&amp;gt; ... &amp;lt;/ul&amp;gt;` block at the bottom.</text:p>
      <text:p text:style-name="Standard"/>
      <text:p text:style-name="Standard">Now you should only see whatever `TagFilter` renders.</text:p>
      <text:p text:style-name="Standard"/>
      <text:p text:style-name="Standard">---</text:p>
      <text:p text:style-name="Standard"/>
      <text:p text:style-name="Standard">### 2. Make sure TagFilter only maps once</text:p>
      <text:p text:style-name="Standard"/>
      <text:p text:style-name="Standard">Inside `src/components/TagFilter.jsx`, you want something like this (conceptually):</text:p>
      <text:p text:style-name="Standard"/>
      <text:p text:style-name="Standard">```jsx</text:p>
      <text:p text:style-name="Standard">import { useState } from 'react';</text:p>
      <text:p text:style-name="Standard"/>
      <text:p text:style-name="Standard">export default function TagFilter({ allTags, essays }) {</text:p>
      <text:p text:style-name="Standard"><text:s text:c="2"/>const [activeTag, setActiveTag] = useState('all');</text:p>
      <text:p text:style-name="Standard"/>
      <text:p text:style-name="Standard"><text:s text:c="2"/>const filteredEssays =</text:p>
      <text:p text:style-name="Standard"><text:s text:c="4"/>activeTag === 'all'</text:p>
      <text:p text:style-name="Standard"><text:s text:c="6"/>? essays</text:p>
      <text:p text:style-name="Standard"><text:s text:c="6"/>: essays.filter(e =&amp;gt; (e.data.tags ?? []).includes(activeTag));</text:p>
      <text:p text:style-name="Standard"/>
      <text:p text:style-name="Standard"><text:s text:c="2"/>return (</text:p>
      <text:p text:style-name="Standard"><text:s text:c="4"/>&amp;lt;div&amp;gt;</text:p>
      <text:p text:style-name="Standard"><text:s text:c="6"/>&amp;lt;div className="tag-buttons"&amp;gt;</text:p>
      <text:p text:style-name="Standard"><text:s text:c="8"/>&amp;lt;button</text:p>
      <text:p text:style-name="Standard"><text:s text:c="10"/>type="button"</text:p>
      <text:p text:style-name="Standard"><text:soft-page-break/><text:s text:c="10"/>onClick={() =&amp;gt; setActiveTag('all')}</text:p>
      <text:p text:style-name="Standard"><text:s text:c="8"/>&amp;gt;</text:p>
      <text:p text:style-name="Standard"><text:s text:c="10"/>All</text:p>
      <text:p text:style-name="Standard"><text:s text:c="8"/>&amp;lt;/button&amp;gt;</text:p>
      <text:p text:style-name="Standard"/>
      <text:p text:style-name="Standard"><text:s text:c="8"/>{allTags.map(tag =&amp;gt; (</text:p>
      <text:p text:style-name="Standard"><text:s text:c="10"/>&amp;lt;button</text:p>
      <text:p text:style-name="Standard"><text:s text:c="12"/>key={tag}</text:p>
      <text:p text:style-name="Standard"><text:s text:c="12"/>type="button"</text:p>
      <text:p text:style-name="Standard"><text:s text:c="12"/>onClick={() =&amp;gt; setActiveTag(tag)}</text:p>
      <text:p text:style-name="Standard"><text:s text:c="10"/>&amp;gt;</text:p>
      <text:p text:style-name="Standard"><text:s text:c="12"/>{tag}</text:p>
      <text:p text:style-name="Standard"><text:s text:c="10"/>&amp;lt;/button&amp;gt;</text:p>
      <text:p text:style-name="Standard"><text:s text:c="8"/>))}</text:p>
      <text:p text:style-name="Standard"><text:s text:c="6"/>&amp;lt;/div&amp;gt;</text:p>
      <text:p text:style-name="Standard"/>
      <text:p text:style-name="Standard"><text:s text:c="6"/>&amp;lt;ul&amp;gt;</text:p>
      <text:p text:style-name="Standard"><text:s text:c="8"/>{filteredEssays.map(essay =&amp;gt; (</text:p>
      <text:p text:style-name="Standard"><text:s text:c="10"/>&amp;lt;li key={essay.slug}&amp;gt;</text:p>
      <text:p text:style-name="Standard"><text:s text:c="12"/>&amp;lt;a href={`/essays/${essay.slug}/`}&amp;gt;</text:p>
      <text:p text:style-name="Standard"><text:s text:c="14"/>{essay.data.title}</text:p>
      <text:p text:style-name="Standard"><text:s text:c="12"/>&amp;lt;/a&amp;gt;</text:p>
      <text:p text:style-name="Standard"><text:s text:c="12"/>{' · '}</text:p>
      <text:p text:style-name="Standard"><text:s text:c="12"/>{essay.data.date.toLocaleDateString()}</text:p>
      <text:p text:style-name="Standard"><text:s text:c="10"/>&amp;lt;/li&amp;gt;</text:p>
      <text:p text:style-name="Standard"><text:s text:c="8"/>))}</text:p>
      <text:p text:style-name="Standard"><text:s text:c="6"/>&amp;lt;/ul&amp;gt;</text:p>
      <text:p text:style-name="Standard"><text:s text:c="4"/>&amp;lt;/div&amp;gt;</text:p>
      <text:p text:style-name="Standard"><text:s text:c="2"/>);</text:p>
      <text:p text:style-name="Standard">}</text:p>
      <text:p text:style-name="Standard">```</text:p>
      <text:p text:style-name="Standard"/>
      <text:p text:style-name="Standard">Things to double-check:</text:p>
      <text:p text:style-name="Standard"/>
      <text:p text:style-name="Standard">- There’s only **one** `{filteredEssays.map(...)}` in that component.</text:p>
      <text:p text:style-name="Standard">- You don’t have a second `&amp;lt;ul&amp;gt;` somewhere else in TagFilter repeating the same map.</text:p>
      <text:p text:style-name="Standard"/>
      <text:p text:style-name="Standard">---</text:p>
      <text:p text:style-name="Standard"/>
      <text:p text:style-name="Standard">If you:</text:p>
      <text:p text:style-name="Standard"/>
      <text:p text:style-name="Standard">- remove the `&amp;lt;ul&amp;gt;` from the Astro page, and <text:s/></text:p>
      <text:p text:style-name="Standard">- keep a single map in `TagFilter`,</text:p>
      <text:p text:style-name="Standard"/>
      <text:p text:style-name="Standard">you should get **exactly one** instance of each essay (filtered by tag when you click). <text:s/></text:p>
      <text:p text:style-name="Standard"/>
      <text:p text:style-name="Standard">If you do that and still see triples, the bug is 100% inside `TagFilter.jsx` and we’ll surgery that next.&lt;/div&gt;&lt;/pre&gt;&lt;pre class="message"&gt;&lt;div class="author"&gt;user&lt;/div&gt;&lt;div&gt;when i take out the ul i get error Client Astro Language: connectoin to server is erroring. &lt;/div&gt;&lt;/pre&gt;&lt;pre <text:soft-page-break/>class="message"&gt;&lt;div class="author"&gt;ChatGPT&lt;/div&gt;&lt;div&gt;Ah, fun, the “Client Astro Language” gremlin 🧌</text:p>
      <text:p text:style-name="Standard"/>
      <text:p text:style-name="Standard">That message in VS Code usually means **the Astro language server extension crashed**, *not necessarily that your code is broken* — though a syntax error can sometimes trigger it.</text:p>
      <text:p text:style-name="Standard"/>
      <text:p text:style-name="Standard">Let’s do two things:</text:p>
      <text:p text:style-name="Standard"/>
      <text:p text:style-name="Standard">1. Give you a **known-good `essays.astro` file** you can just paste in.</text:p>
      <text:p text:style-name="Standard">2. Show you how to smack the language server back into shape if it’s just being fussy.</text:p>
      <text:p text:style-name="Standard"/>
      <text:p text:style-name="Standard">---</text:p>
      <text:p text:style-name="Standard"/>
      <text:p text:style-name="Standard">### 1. Paste this clean `src/pages/essays.astro`</text:p>
      <text:p text:style-name="Standard"/>
      <text:p text:style-name="Standard">Replace the entire contents of `src/pages/essays.astro` with this: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</text:p>
      <text:p text:style-name="Standard">import TagFilter from '../components/TagFilter.jsx';</text:p>
      <text:p text:style-name="Standard"/>
      <text:p text:style-name="Standard">const essays = await getCollection('essays');</text:p>
      <text:p text:style-name="Standard">essays.sort((a, b) =&amp;gt; b.data.date.getTime() - a.data.date.getTime());</text:p>
      <text:p text:style-name="Standard"/>
      <text:p text:style-name="Standard">const allTags = [...new Set(essays.flatMap((e) =&amp;gt; e.data.tags ?? []))];</text:p>
      <text:p text:style-name="Standard">---</text:p>
      <text:p text:style-name="Standard"/>
      <text:p text:style-name="Standard">&amp;lt;BaseLayout title="Essays"&amp;gt;</text:p>
      <text:p text:style-name="Standard"><text:s text:c="2"/>&amp;lt;h1&amp;gt;Essays&amp;lt;/h1&amp;gt;</text:p>
      <text:p text:style-name="Standard"/>
      <text:p text:style-name="Standard"><text:s text:c="2"/>&amp;lt;p&amp;gt;Reflections, witness notes, and long-form thinking from The God Decision.&amp;lt;/p&amp;gt;</text:p>
      <text:p text:style-name="Standard"/>
      <text:p text:style-name="Standard"><text:s text:c="2"/>&amp;lt;TagFilter client:load allTags={allTags} essays={essays} /&amp;gt;</text:p>
      <text:p text:style-name="Standard">&amp;lt;/BaseLayout&amp;gt;</text:p>
      <text:p text:style-name="Standard">```</text:p>
      <text:p text:style-name="Standard"/>
      <text:p text:style-name="Standard">Key points here:</text:p>
      <text:p text:style-name="Standard"/>
      <text:p text:style-name="Standard">- Frontmatter fences are correct: one `---` at the top, one `---` after the setup.</text:p>
      <text:p text:style-name="Standard">- We **removed** the `&amp;lt;ul&amp;gt;...{essays.map(...)}&amp;lt;/ul&amp;gt;` entirely.</text:p>
      <text:p text:style-name="Standard">- `TagFilter` is now the only thing responsible for rendering the list.</text:p>
      <text:p text:style-name="Standard"/>
      <text:p text:style-name="Standard">As long as `TagFilter.jsx` is valid, this page should be fine.</text:p>
      <text:p text:style-name="Standard"/>
      <text:p text:style-name="Standard">---</text:p>
      <text:p text:style-name="Standard"/>
      <text:p text:style-name="Standard">### 2. Kick the Astro language server if it’s sulking</text:p>
      <text:p text:style-name="Standard"><text:soft-page-break/></text:p>
      <text:p text:style-name="Standard">If VS Code is still giving you:</text:p>
      <text:p text:style-name="Standard"/>
      <text:p text:style-name="Standard">&amp;gt; Client Astro Language: connection to server is erroring.</text:p>
      <text:p text:style-name="Standard"/>
      <text:p text:style-name="Standard">Do this:</text:p>
      <text:p text:style-name="Standard"/>
      <text:p text:style-name="Standard">1. In VS Code, hit **Ctrl+Shift+P**.</text:p>
      <text:p text:style-name="Standard">2. Type: **“Developer: Reload Window”** → press Enter. <text:s/></text:p>
      <text:p text:style-name="Standard"><text:s text:c="3"/>That restarts the whole editor and the Astro language server.</text:p>
      <text:p text:style-name="Standard">3. Optional: in the *Output* panel, choose “Astro Language Server” from the dropdown to see if it’s complaining about a specific file.</text:p>
      <text:p text:style-name="Standard"/>
      <text:p text:style-name="Standard">Also check:</text:p>
      <text:p text:style-name="Standard"/>
      <text:p text:style-name="Standard">- Does `npm run dev` still work in the terminal?</text:p>
      <text:p text:style-name="Standard"><text:s text:c="2"/>- If the dev server runs and the site loads in the browser, then the problem is **just** the editor extension, not your code.</text:p>
      <text:p text:style-name="Standard"/>
      <text:p text:style-name="Standard">---</text:p>
      <text:p text:style-name="Standard"/>
      <text:p text:style-name="Standard">### 3. Quick sanity check on `TagFilter.jsx`</text:p>
      <text:p text:style-name="Standard"/>
      <text:p text:style-name="Standard">Since we moved the list into TagFilter, make sure it has **only one** map over essays, like:</text:p>
      <text:p text:style-name="Standard"/>
      <text:p text:style-name="Standard">```jsx</text:p>
      <text:p text:style-name="Standard">const filteredEssays = activeTag === 'all'</text:p>
      <text:p text:style-name="Standard"><text:s text:c="2"/>? essays</text:p>
      <text:p text:style-name="Standard"><text:s text:c="2"/>: essays.filter((e) =&amp;gt; (e.data.tags ?? []).includes(activeTag));</text:p>
      <text:p text:style-name="Standard"/>
      <text:p text:style-name="Standard">return (</text:p>
      <text:p text:style-name="Standard"><text:s text:c="2"/>&amp;lt;div&amp;gt;</text:p>
      <text:p text:style-name="Standard"><text:s text:c="4"/>{/* tag buttons here */}</text:p>
      <text:p text:style-name="Standard"><text:s text:c="4"/>&amp;lt;ul&amp;gt;</text:p>
      <text:p text:style-name="Standard"><text:s text:c="6"/>{filteredEssays.map((essay) =&amp;gt; (</text:p>
      <text:p text:style-name="Standard"><text:s text:c="8"/>&amp;lt;li key={essay.slug}&amp;gt;</text:p>
      <text:p text:style-name="Standard"><text:s text:c="10"/>&amp;lt;a href={`/essays/${essay.slug}/`}&amp;gt;</text:p>
      <text:p text:style-name="Standard"><text:s text:c="12"/>{essay.data.title}</text:p>
      <text:p text:style-name="Standard"><text:s text:c="10"/>&amp;lt;/a&amp;gt;</text:p>
      <text:p text:style-name="Standard"><text:s text:c="10"/>{' · '}</text:p>
      <text:p text:style-name="Standard"><text:s text:c="10"/>{essay.data.date.toLocaleDateString()}</text:p>
      <text:p text:style-name="Standard"><text:s text:c="8"/>&amp;lt;/li&amp;gt;</text:p>
      <text:p text:style-name="Standard"><text:s text:c="6"/>))}</text:p>
      <text:p text:style-name="Standard"><text:s text:c="4"/>&amp;lt;/ul&amp;gt;</text:p>
      <text:p text:style-name="Standard"><text:s text:c="2"/>&amp;lt;/div&amp;gt;</text:p>
      <text:p text:style-name="Standard">);</text:p>
      <text:p text:style-name="Standard">```</text:p>
      <text:p text:style-name="Standard"/>
      <text:p text:style-name="Standard">No extra `{essays.map(...)}` hiding anywhere else.</text:p>
      <text:p text:style-name="Standard"><text:soft-page-break/></text:p>
      <text:p text:style-name="Standard">---</text:p>
      <text:p text:style-name="Standard"/>
      <text:p text:style-name="Standard">Try the clean `essays.astro`, reload the window, and see what you get in the browser:</text:p>
      <text:p text:style-name="Standard"/>
      <text:p text:style-name="Standard">- If it builds but looks wrong → it’s a TagFilter issue.</text:p>
      <text:p text:style-name="Standard">- If it doesn’t build at all → we’ll debug the exact error message from the terminal next.&lt;/div&gt;&lt;/pre&gt;&lt;pre class="message"&gt;&lt;div class="author"&gt;user&lt;/div&gt;&lt;div&gt;all good now. but still see two instances&lt;/div&gt;&lt;/pre&gt;&lt;pre class="message"&gt;&lt;div class="author"&gt;ChatGPT&lt;/div&gt;&lt;div&gt;Nice, glad the error went away. <text:s/></text:p>
      <text:p text:style-name="Standard"/>
      <text:p text:style-name="Standard">Two instances now almost certainly means the duplication is **inside `TagFilter.jsx`** (e.g., mapping twice, or returning two lists).</text:p>
      <text:p text:style-name="Standard"/>
      <text:p text:style-name="Standard">Easiest path: let’s just **replace `TagFilter.jsx` with a clean, known-good version** so we know it only renders once.</text:p>
      <text:p text:style-name="Standard"/>
      <text:p text:style-name="Standard">Create/replace `src/components/TagFilter.jsx` with this:</text:p>
      <text:p text:style-name="Standard"/>
      <text:p text:style-name="Standard">```jsx</text:p>
      <text:p text:style-name="Standard">import { useState } from "react";</text:p>
      <text:p text:style-name="Standard"/>
      <text:p text:style-name="Standard">export default function TagFilter({ allTags, essays }) {</text:p>
      <text:p text:style-name="Standard"><text:s text:c="2"/>const [activeTag, setActiveTag] = useState("all");</text:p>
      <text:p text:style-name="Standard"/>
      <text:p text:style-name="Standard"><text:s text:c="2"/>const filteredEssays =</text:p>
      <text:p text:style-name="Standard"><text:s text:c="4"/>activeTag === "all"</text:p>
      <text:p text:style-name="Standard"><text:s text:c="6"/>? essays</text:p>
      <text:p text:style-name="Standard"><text:s text:c="6"/>: essays.filter((essay) =&amp;gt;</text:p>
      <text:p text:style-name="Standard"><text:s text:c="10"/>(essay.data.tags ?? []).includes(activeTag)</text:p>
      <text:p text:style-name="Standard"><text:s text:c="8"/>);</text:p>
      <text:p text:style-name="Standard"/>
      <text:p text:style-name="Standard"><text:s text:c="2"/>return (</text:p>
      <text:p text:style-name="Standard"><text:s text:c="4"/>&amp;lt;div&amp;gt;</text:p>
      <text:p text:style-name="Standard"><text:s text:c="6"/>{/* Tag buttons */}</text:p>
      <text:p text:style-name="Standard"><text:s text:c="6"/>&amp;lt;div style={{ marginBottom: "1rem" }}&amp;gt;</text:p>
      <text:p text:style-name="Standard"><text:s text:c="8"/>&amp;lt;button</text:p>
      <text:p text:style-name="Standard"><text:s text:c="10"/>type="button"</text:p>
      <text:p text:style-name="Standard"><text:s text:c="10"/>onClick={() =&amp;gt; setActiveTag("all")}</text:p>
      <text:p text:style-name="Standard"><text:s text:c="10"/>style={{</text:p>
      <text:p text:style-name="Standard"><text:s text:c="12"/>marginRight: "0.5rem",</text:p>
      <text:p text:style-name="Standard"><text:s text:c="12"/>fontWeight: activeTag === "all" ? "bold" : "normal",</text:p>
      <text:p text:style-name="Standard"><text:s text:c="10"/>}}</text:p>
      <text:p text:style-name="Standard"><text:s text:c="8"/>&amp;gt;</text:p>
      <text:p text:style-name="Standard"><text:s text:c="10"/>All</text:p>
      <text:p text:style-name="Standard"><text:s text:c="8"/>&amp;lt;/button&amp;gt;</text:p>
      <text:p text:style-name="Standard"/>
      <text:p text:style-name="Standard"><text:s text:c="8"/>{allTags.map((tag) =&amp;gt; (</text:p>
      <text:p text:style-name="Standard"><text:s text:c="10"/>&amp;lt;button</text:p>
      <text:p text:style-name="Standard"><text:soft-page-break/><text:s text:c="12"/>key={tag}</text:p>
      <text:p text:style-name="Standard"><text:s text:c="12"/>type="button"</text:p>
      <text:p text:style-name="Standard"><text:s text:c="12"/>onClick={() =&amp;gt; setActiveTag(tag)}</text:p>
      <text:p text:style-name="Standard"><text:s text:c="12"/>style={{</text:p>
      <text:p text:style-name="Standard"><text:s text:c="14"/>marginRight: "0.5rem",</text:p>
      <text:p text:style-name="Standard"><text:s text:c="14"/>fontWeight: activeTag === tag ? "bold" : "normal",</text:p>
      <text:p text:style-name="Standard"><text:s text:c="12"/>}}</text:p>
      <text:p text:style-name="Standard"><text:s text:c="10"/>&amp;gt;</text:p>
      <text:p text:style-name="Standard"><text:s text:c="12"/>{tag}</text:p>
      <text:p text:style-name="Standard"><text:s text:c="10"/>&amp;lt;/button&amp;gt;</text:p>
      <text:p text:style-name="Standard"><text:s text:c="8"/>))}</text:p>
      <text:p text:style-name="Standard"><text:s text:c="6"/>&amp;lt;/div&amp;gt;</text:p>
      <text:p text:style-name="Standard"/>
      <text:p text:style-name="Standard"><text:s text:c="6"/>{/* Single list of essays */}</text:p>
      <text:p text:style-name="Standard"><text:s text:c="6"/>&amp;lt;ul&amp;gt;</text:p>
      <text:p text:style-name="Standard"><text:s text:c="8"/>{filteredEssays.map((essay) =&amp;gt; (</text:p>
      <text:p text:style-name="Standard"><text:s text:c="10"/>&amp;lt;li key={essay.slug}&amp;gt;</text:p>
      <text:p text:style-name="Standard"><text:s text:c="12"/>&amp;lt;a href={`/essays/${essay.slug}/`}&amp;gt;</text:p>
      <text:p text:style-name="Standard"><text:s text:c="14"/>{essay.data.title}</text:p>
      <text:p text:style-name="Standard"><text:s text:c="12"/>&amp;lt;/a&amp;gt;</text:p>
      <text:p text:style-name="Standard"><text:s text:c="12"/>{" · "}</text:p>
      <text:p text:style-name="Standard"><text:s text:c="12"/>{essay.data.date.toLocaleDateString()}</text:p>
      <text:p text:style-name="Standard"><text:s text:c="10"/>&amp;lt;/li&amp;gt;</text:p>
      <text:p text:style-name="Standard"><text:s text:c="8"/>))}</text:p>
      <text:p text:style-name="Standard"><text:s text:c="6"/>&amp;lt;/ul&amp;gt;</text:p>
      <text:p text:style-name="Standard"><text:s text:c="4"/>&amp;lt;/div&amp;gt;</text:p>
      <text:p text:style-name="Standard"><text:s text:c="2"/>);</text:p>
      <text:p text:style-name="Standard">}</text:p>
      <text:p text:style-name="Standard">```</text:p>
      <text:p text:style-name="Standard"/>
      <text:p text:style-name="Standard">This component:</text:p>
      <text:p text:style-name="Standard"/>
      <text:p text:style-name="Standard">- Has **exactly one** `filteredEssays.map(...)`.</text:p>
      <text:p text:style-name="Standard">- Does **not** import `getCollection` or anything else; it just uses the `essays` you passed from the page.</text:p>
      <text:p text:style-name="Standard">- Renders tag buttons once and the list once.</text:p>
      <text:p text:style-name="Standard"/>
      <text:p text:style-name="Standard">With:</text:p>
      <text:p text:style-name="Standard"/>
      <text:p text:style-name="Standard">```astro</text:p>
      <text:p text:style-name="Standard">&amp;lt;TagFilter client:load allTags={allTags} essays={essays} /&amp;gt;</text:p>
      <text:p text:style-name="Standard">```</text:p>
      <text:p text:style-name="Standard"/>
      <text:p text:style-name="Standard">in `essays.astro` and **no `&amp;lt;ul&amp;gt;` there**, you should see each essay exactly once.</text:p>
      <text:p text:style-name="Standard"/>
      <text:p text:style-name="Standard">If you still see doubles after this overwrite, then there’s some other component also rendering the list (but this will rule TagFilter out completely).&lt;/div&gt;&lt;/pre&gt;&lt;pre class="message"&gt;&lt;div class="author"&gt;user&lt;/div&gt;&lt;div&gt;still two&lt;/div&gt;&lt;/pre&gt;&lt;pre class="message"&gt;&lt;div <text:soft-page-break/>class="author"&gt;ChatGPT&lt;/div&gt;&lt;div&gt;Okay, cool — that “still two” is actually a useful clue. That means:</text:p>
      <text:p text:style-name="Standard"/>
      <text:p text:style-name="Standard">- The page itself is fine (no crash).</text:p>
      <text:p text:style-name="Standard">- **Something is rendering the essays list twice**, and it’s almost certainly not the code we just wrote *by itself*.</text:p>
      <text:p text:style-name="Standard"/>
      <text:p text:style-name="Standard">Let’s isolate where the duplication lives by doing a couple of surgical tests.</text:p>
      <text:p text:style-name="Standard"/>
      <text:p text:style-name="Standard">---</text:p>
      <text:p text:style-name="Standard"/>
      <text:p text:style-name="Standard">## Step 1 – Prove whether TagFilter is being used twice</text:p>
      <text:p text:style-name="Standard"/>
      <text:p text:style-name="Standard">In `src/pages/essays.astro`, temporarily replace the `TagFilter` with something dumb and obvious: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</text:p>
      <text:p text:style-name="Standard">import TagFilter from '../components/TagFilter.jsx';</text:p>
      <text:p text:style-name="Standard"/>
      <text:p text:style-name="Standard">const essays = await getCollection('essays');</text:p>
      <text:p text:style-name="Standard">essays.sort((a, b) =&amp;gt; b.data.date.getTime() - a.data.date.getTime());</text:p>
      <text:p text:style-name="Standard">const allTags = [...new Set(essays.flatMap((e) =&amp;gt; e.data.tags ?? []))];</text:p>
      <text:p text:style-name="Standard">---</text:p>
      <text:p text:style-name="Standard"/>
      <text:p text:style-name="Standard">&amp;lt;BaseLayout title="Essays"&amp;gt;</text:p>
      <text:p text:style-name="Standard"><text:s text:c="2"/>&amp;lt;h1&amp;gt;Essays&amp;lt;/h1&amp;gt;</text:p>
      <text:p text:style-name="Standard"/>
      <text:p text:style-name="Standard"><text:s text:c="2"/>&amp;lt;p&amp;gt;Reflections, witness notes, and long-form thinking from The God Decision.&amp;lt;/p&amp;gt;</text:p>
      <text:p text:style-name="Standard"/>
      <text:p text:style-name="Standard"><text:s text:c="2"/>&amp;lt;!-- TEMP TEST --&amp;gt;</text:p>
      <text:p text:style-name="Standard"><text:s text:c="2"/>&amp;lt;TagFilter client:load allTags={allTags} essays={essays} /&amp;gt;</text:p>
      <text:p text:style-name="Standard">&amp;lt;/BaseLayout&amp;gt;</text:p>
      <text:p text:style-name="Standard">```</text:p>
      <text:p text:style-name="Standard"/>
      <text:p text:style-name="Standard">Now go into **`TagFilter.jsx`** and temporarily make it *not* show essays at all:</text:p>
      <text:p text:style-name="Standard"/>
      <text:p text:style-name="Standard">```jsx</text:p>
      <text:p text:style-name="Standard">import { useState } from "react";</text:p>
      <text:p text:style-name="Standard"/>
      <text:p text:style-name="Standard">export default function TagFilter({ allTags, essays }) {</text:p>
      <text:p text:style-name="Standard"><text:s text:c="2"/>const [activeTag, setActiveTag] = useState("all");</text:p>
      <text:p text:style-name="Standard"/>
      <text:p text:style-name="Standard"><text:s text:c="2"/>return (</text:p>
      <text:p text:style-name="Standard"><text:s text:c="4"/>&amp;lt;div&amp;gt;</text:p>
      <text:p text:style-name="Standard"><text:s text:c="6"/>&amp;lt;div&amp;gt;TAGFILTER TEST – ONLY ONCE?&amp;lt;/div&amp;gt;</text:p>
      <text:p text:style-name="Standard"><text:s text:c="4"/>&amp;lt;/div&amp;gt;</text:p>
      <text:p text:style-name="Standard"><text:s text:c="2"/>);</text:p>
      <text:p text:style-name="Standard"><text:soft-page-break/>}</text:p>
      <text:p text:style-name="Standard">```</text:p>
      <text:p text:style-name="Standard"/>
      <text:p text:style-name="Standard">Now reload the page in the browser.</text:p>
      <text:p text:style-name="Standard"/>
      <text:p text:style-name="Standard">- If you see **`TAGFILTER TEST` twice**, that means `&amp;lt;TagFilter ... /&amp;gt;` is effectively being used twice (maybe you have another `&amp;lt;TagFilter ... /&amp;gt;` somewhere, or BaseLayout is including it).</text:p>
      <text:p text:style-name="Standard">- If you see **`TAGFILTER TEST` once**, then TagFilter is fine, and the duplication was *inside* TagFilter’s old code.</text:p>
      <text:p text:style-name="Standard"/>
      <text:p text:style-name="Standard">If it’s twice, do this next:</text:p>
      <text:p text:style-name="Standard"/>
      <text:p text:style-name="Standard">### Step 1a – Search for all uses of TagFilter</text:p>
      <text:p text:style-name="Standard"/>
      <text:p text:style-name="Standard">In VS Code:</text:p>
      <text:p text:style-name="Standard"/>
      <text:p text:style-name="Standard">- Hit **Ctrl+Shift+F** (search in files)</text:p>
      <text:p text:style-name="Standard">- Search for: `TagFilter`</text:p>
      <text:p text:style-name="Standard">- You should only see it:</text:p>
      <text:p text:style-name="Standard"><text:s text:c="2"/>- once in `src/pages/essays.astro`, and</text:p>
      <text:p text:style-name="Standard"><text:s text:c="2"/>- once in the import line in the same file.</text:p>
      <text:p text:style-name="Standard">- If you see it in any other file (another page, a layout, some test), that’s your duplicate.</text:p>
      <text:p text:style-name="Standard"/>
      <text:p text:style-name="Standard">Delete/comment that extra usage and reload.</text:p>
      <text:p text:style-name="Standard"/>
      <text:p text:style-name="Standard">---</text:p>
      <text:p text:style-name="Standard"/>
      <text:p text:style-name="Standard">## Step 2 – Restore the real TagFilter once you’ve proven usage</text:p>
      <text:p text:style-name="Standard"/>
      <text:p text:style-name="Standard">Once you’ve confirmed `&amp;lt;TagFilter ... /&amp;gt;` only renders once:</text:p>
      <text:p text:style-name="Standard"/>
      <text:p text:style-name="Standard">Change `TagFilter.jsx` back to the real code:</text:p>
      <text:p text:style-name="Standard"/>
      <text:p text:style-name="Standard">```jsx</text:p>
      <text:p text:style-name="Standard">import { useState } from "react";</text:p>
      <text:p text:style-name="Standard"/>
      <text:p text:style-name="Standard">export default function TagFilter({ allTags, essays }) {</text:p>
      <text:p text:style-name="Standard"><text:s text:c="2"/>const [activeTag, setActiveTag] = useState("all");</text:p>
      <text:p text:style-name="Standard"/>
      <text:p text:style-name="Standard"><text:s text:c="2"/>const filteredEssays =</text:p>
      <text:p text:style-name="Standard"><text:s text:c="4"/>activeTag === "all"</text:p>
      <text:p text:style-name="Standard"><text:s text:c="6"/>? essays</text:p>
      <text:p text:style-name="Standard"><text:s text:c="6"/>: essays.filter((essay) =&amp;gt;</text:p>
      <text:p text:style-name="Standard"><text:s text:c="10"/>(essay.data.tags ?? []).includes(activeTag)</text:p>
      <text:p text:style-name="Standard"><text:s text:c="8"/>);</text:p>
      <text:p text:style-name="Standard"/>
      <text:p text:style-name="Standard"><text:s text:c="2"/>return (</text:p>
      <text:p text:style-name="Standard"><text:s text:c="4"/>&amp;lt;div&amp;gt;</text:p>
      <text:p text:style-name="Standard"><text:soft-page-break/><text:s text:c="6"/>{/* Tag buttons */}</text:p>
      <text:p text:style-name="Standard"><text:s text:c="6"/>&amp;lt;div style={{ marginBottom: "1rem" }}&amp;gt;</text:p>
      <text:p text:style-name="Standard"><text:s text:c="8"/>&amp;lt;button</text:p>
      <text:p text:style-name="Standard"><text:s text:c="10"/>type="button"</text:p>
      <text:p text:style-name="Standard"><text:s text:c="10"/>onClick={() =&amp;gt; setActiveTag("all")}</text:p>
      <text:p text:style-name="Standard"><text:s text:c="10"/>style={{</text:p>
      <text:p text:style-name="Standard"><text:s text:c="12"/>marginRight: "0.5rem",</text:p>
      <text:p text:style-name="Standard"><text:s text:c="12"/>fontWeight: activeTag === "all" ? "bold" : "normal",</text:p>
      <text:p text:style-name="Standard"><text:s text:c="10"/>}}</text:p>
      <text:p text:style-name="Standard"><text:s text:c="8"/>&amp;gt;</text:p>
      <text:p text:style-name="Standard"><text:s text:c="10"/>All</text:p>
      <text:p text:style-name="Standard"><text:s text:c="8"/>&amp;lt;/button&amp;gt;</text:p>
      <text:p text:style-name="Standard"/>
      <text:p text:style-name="Standard"><text:s text:c="8"/>{allTags.map((tag) =&amp;gt; (</text:p>
      <text:p text:style-name="Standard"><text:s text:c="10"/>&amp;lt;button</text:p>
      <text:p text:style-name="Standard"><text:s text:c="12"/>key={tag}</text:p>
      <text:p text:style-name="Standard"><text:s text:c="12"/>type="button"</text:p>
      <text:p text:style-name="Standard"><text:s text:c="12"/>onClick={() =&amp;gt; setActiveTag(tag)}</text:p>
      <text:p text:style-name="Standard"><text:s text:c="12"/>style={{</text:p>
      <text:p text:style-name="Standard"><text:s text:c="14"/>marginRight: "0.5rem",</text:p>
      <text:p text:style-name="Standard"><text:s text:c="14"/>fontWeight: activeTag === tag ? "bold" : "normal",</text:p>
      <text:p text:style-name="Standard"><text:s text:c="12"/>}}</text:p>
      <text:p text:style-name="Standard"><text:s text:c="10"/>&amp;gt;</text:p>
      <text:p text:style-name="Standard"><text:s text:c="12"/>{tag}</text:p>
      <text:p text:style-name="Standard"><text:s text:c="10"/>&amp;lt;/button&amp;gt;</text:p>
      <text:p text:style-name="Standard"><text:s text:c="8"/>))}</text:p>
      <text:p text:style-name="Standard"><text:s text:c="6"/>&amp;lt;/div&amp;gt;</text:p>
      <text:p text:style-name="Standard"/>
      <text:p text:style-name="Standard"><text:s text:c="6"/>{/* Single list of essays */}</text:p>
      <text:p text:style-name="Standard"><text:s text:c="6"/>&amp;lt;ul&amp;gt;</text:p>
      <text:p text:style-name="Standard"><text:s text:c="8"/>{filteredEssays.map((essay) =&amp;gt; (</text:p>
      <text:p text:style-name="Standard"><text:s text:c="10"/>&amp;lt;li key={essay.slug}&amp;gt;</text:p>
      <text:p text:style-name="Standard"><text:s text:c="12"/>&amp;lt;a href={`/essays/${essay.slug}/`}&amp;gt;</text:p>
      <text:p text:style-name="Standard"><text:s text:c="14"/>{essay.data.title}</text:p>
      <text:p text:style-name="Standard"><text:s text:c="12"/>&amp;lt;/a&amp;gt;</text:p>
      <text:p text:style-name="Standard"><text:s text:c="12"/>{" · "}</text:p>
      <text:p text:style-name="Standard"><text:s text:c="12"/>{essay.data.date.toLocaleDateString()}</text:p>
      <text:p text:style-name="Standard"><text:s text:c="10"/>&amp;lt;/li&amp;gt;</text:p>
      <text:p text:style-name="Standard"><text:s text:c="8"/>))}</text:p>
      <text:p text:style-name="Standard"><text:s text:c="6"/>&amp;lt;/ul&amp;gt;</text:p>
      <text:p text:style-name="Standard"><text:s text:c="4"/>&amp;lt;/div&amp;gt;</text:p>
      <text:p text:style-name="Standard"><text:s text:c="2"/>);</text:p>
      <text:p text:style-name="Standard">}</text:p>
      <text:p text:style-name="Standard">```</text:p>
      <text:p text:style-name="Standard"/>
      <text:p text:style-name="Standard">At this point, if:</text:p>
      <text:p text:style-name="Standard"/>
      <text:p text:style-name="Standard">- `TAGFILTER TEST` only showed once, and <text:s/></text:p>
      <text:p text:style-name="Standard">- you only have one `&amp;lt;TagFilter ... /&amp;gt;` in your project, <text:s/></text:p>
      <text:p text:style-name="Standard"><text:soft-page-break/></text:p>
      <text:p text:style-name="Standard">you should now see **one** essays list.</text:p>
      <text:p text:style-name="Standard"/>
      <text:p text:style-name="Standard">---</text:p>
      <text:p text:style-name="Standard"/>
      <text:p text:style-name="Standard">## One more likely culprit (just to name it)</text:p>
      <text:p text:style-name="Standard"/>
      <text:p text:style-name="Standard">Given your earlier behavior:</text:p>
      <text:p text:style-name="Standard"/>
      <text:p text:style-name="Standard">- 3 lists when TagFilter + `&amp;lt;ul&amp;gt;` were both present <text:s/></text:p>
      <text:p text:style-name="Standard">- 2 lists now with only TagFilter</text:p>
      <text:p text:style-name="Standard"/>
      <text:p text:style-name="Standard">The most likely pattern is:</text:p>
      <text:p text:style-name="Standard"/>
      <text:p text:style-name="Standard">- TagFilter is included **twice** somewhere (maybe in an older experiment file you forgot about, or a partial that BaseLayout pulls in).</text:p>
      <text:p text:style-name="Standard"/>
      <text:p text:style-name="Standard">The little `TAGFILTER TEST – ONLY ONCE?` trick plus global search will smoke that out fast.</text:p>
      <text:p text:style-name="Standard"/>
      <text:p text:style-name="Standard">Run that test and then tell me what *you* see (not VS Code, just what the browser shows) and we’ll go from there.&lt;/div&gt;&lt;/pre&gt;&lt;pre class="message"&gt;&lt;div class="author"&gt;user&lt;/div&gt;&lt;div&gt;it was this: {essays.map((essay) =&amp;gt; (</text:p>
      <text:p text:style-name="Standard"><text:s text:c="5"/>&amp;lt;!-- &amp;lt;li&amp;gt;</text:p>
      <text:p text:style-name="Standard"><text:s text:c="8"/>&amp;lt;a href={`/essays/${essay.slug}/`}&amp;gt;</text:p>
      <text:p text:style-name="Standard"><text:s text:c="10"/>{essay.data.title}</text:p>
      <text:p text:style-name="Standard"><text:s text:c="8"/>&amp;lt;/a&amp;gt;</text:p>
      <text:p text:style-name="Standard"><text:s text:c="8"/>{' · '}</text:p>
      <text:p text:style-name="Standard"><text:s text:c="8"/>{essay.data.date.toLocaleDateString()}</text:p>
      <text:p text:style-name="Standard"><text:s text:c="6"/>&amp;lt;/li&amp;gt;</text:p>
      <text:p text:style-name="Standard"><text:s text:c="6"/>--&amp;gt;</text:p>
      <text:p text:style-name="Standard"><text:s text:c="4"/>))}&lt;/div&gt;&lt;/pre&gt;&lt;pre class="message"&gt;&lt;div class="author"&gt;ChatGPT&lt;/div&gt;&lt;div&gt;Ahhh, yep, there it is. That’ll do it. 😄 <text:s/></text:p>
      <text:p text:style-name="Standard"/>
      <text:p text:style-name="Standard">```astro</text:p>
      <text:p text:style-name="Standard">{essays.map((essay) =&amp;gt; (</text:p>
      <text:p text:style-name="Standard"><text:s text:c="2"/>&amp;lt;!-- &amp;lt;li&amp;gt;</text:p>
      <text:p text:style-name="Standard"><text:s text:c="4"/>&amp;lt;a href={`/essays/${essay.slug}/`}&amp;gt;</text:p>
      <text:p text:style-name="Standard"><text:s text:c="6"/>{essay.data.title}</text:p>
      <text:p text:style-name="Standard"><text:s text:c="4"/>&amp;lt;/a&amp;gt;</text:p>
      <text:p text:style-name="Standard"><text:s text:c="4"/>{' · '}</text:p>
      <text:p text:style-name="Standard"><text:s text:c="4"/>{essay.data.date.toLocaleDateString()}</text:p>
      <text:p text:style-name="Standard"><text:s text:c="2"/>&amp;lt;/li&amp;gt;</text:p>
      <text:p text:style-name="Standard"><text:s text:c="2"/>--&amp;gt;</text:p>
      <text:p text:style-name="Standard">))}</text:p>
      <text:p text:style-name="Standard">```</text:p>
      <text:p text:style-name="Standard"/>
      <text:p text:style-name="Standard">That’s a **second loop** over `essays`.</text:p>
      <text:p text:style-name="Standard"/>
      <text:p text:style-name="Standard">Even though you *commented out* the `&amp;lt;li&amp;gt;` with `&amp;lt;!-- ... --&amp;gt;`, a few important things:</text:p>
      <text:p text:style-name="Standard"><text:soft-page-break/></text:p>
      <text:p text:style-name="Standard">- `{essays.map(...)}` **still runs**.</text:p>
      <text:p text:style-name="Standard">- `&amp;lt;!-- ... --&amp;gt;` is an **HTML comment node**, not a JavaScript comment, so Astro is still treating that as “content” inside the map.</text:p>
      <text:p text:style-name="Standard">- Net result: you had your TagFilter list **and** this old loop both running → two instances.</text:p>
      <text:p text:style-name="Standard"/>
      <text:p text:style-name="Standard">The clean fix is just to **remove that entire block**:</text:p>
      <text:p text:style-name="Standard"/>
      <text:p text:style-name="Standard">```astro</text:p>
      <text:p text:style-name="Standard">{/*</text:p>
      <text:p text:style-name="Standard"><text:s text:c="2"/>Old loop removed. TagFilter now owns the list.</text:p>
      <text:p text:style-name="Standard">*/}</text:p>
      <text:p text:style-name="Standard">```</text:p>
      <text:p text:style-name="Standard"/>
      <text:p text:style-name="Standard">Or if you want to keep it as a reference, use a **JSX-style comment** *around the whole thing* so it doesn’t execute:</text:p>
      <text:p text:style-name="Standard"/>
      <text:p text:style-name="Standard">```astro</text:p>
      <text:p text:style-name="Standard">{/*</text:p>
      <text:p text:style-name="Standard">{essays.map((essay) =&amp;gt; (</text:p>
      <text:p text:style-name="Standard"><text:s text:c="2"/>&amp;lt;li&amp;gt;</text:p>
      <text:p text:style-name="Standard"><text:s text:c="4"/>&amp;lt;a href={`/essays/${essay.slug}/`}&amp;gt;</text:p>
      <text:p text:style-name="Standard"><text:s text:c="6"/>{essay.data.title}</text:p>
      <text:p text:style-name="Standard"><text:s text:c="4"/>&amp;lt;/a&amp;gt;</text:p>
      <text:p text:style-name="Standard"><text:s text:c="4"/>{' · '}</text:p>
      <text:p text:style-name="Standard"><text:s text:c="4"/>{essay.data.date.toLocaleDateString()}</text:p>
      <text:p text:style-name="Standard"><text:s text:c="2"/>&amp;lt;/li&amp;gt;</text:p>
      <text:p text:style-name="Standard">))}</text:p>
      <text:p text:style-name="Standard">*/}</text:p>
      <text:p text:style-name="Standard">```</text:p>
      <text:p text:style-name="Standard"/>
      <text:p text:style-name="Standard">Key rule of thumb:</text:p>
      <text:p text:style-name="Standard"/>
      <text:p text:style-name="Standard">&amp;gt; If you don’t want something to run in `{ ... }`, you have to comment out **the `{ ... }` itself**, not just the HTML inside.</text:p>
      <text:p text:style-name="Standard"/>
      <text:p text:style-name="Standard">You should be down to a single list now, fully controlled by `TagFilter`.&lt;/div&gt;&lt;/pre&gt;&lt;pre class="message"&gt;&lt;div class="author"&gt;user&lt;/div&gt;&lt;div&gt;so {essays.map((essay) =&amp;gt;( etc etc etc)} is what?&lt;/div&gt;&lt;/pre&gt;&lt;pre class="message"&gt;&lt;div class="author"&gt;ChatGPT&lt;/div&gt;&lt;div&gt;Excellent question — that’s one of the most important patterns you’ll see in Astro, React, and other JSX-style frameworks. <text:s/></text:p>
      <text:p text:style-name="Standard"/>
      <text:p text:style-name="Standard">Let’s break down: <text:s/></text:p>
      <text:p text:style-name="Standard"/>
      <text:p text:style-name="Standard">```astro</text:p>
      <text:p text:style-name="Standard">{essays.map((essay) =&amp;gt; (</text:p>
      <text:p text:style-name="Standard"><text:s text:c="2"/>&amp;lt;li&amp;gt;{essay.data.title}&amp;lt;/li&amp;gt;</text:p>
      <text:p text:style-name="Standard">))}</text:p>
      <text:p text:style-name="Standard">```</text:p>
      <text:p text:style-name="Standard"><text:soft-page-break/></text:p>
      <text:p text:style-name="Standard">---</text:p>
      <text:p text:style-name="Standard"/>
      <text:p text:style-name="Standard">### 🧠 What it is</text:p>
      <text:p text:style-name="Standard"/>
      <text:p text:style-name="Standard">That’s **JavaScript code embedded in your HTML-like markup** — Astro uses JSX-style syntax so you can run bits of JavaScript directly inside `{ … }` braces.</text:p>
      <text:p text:style-name="Standard"/>
      <text:p text:style-name="Standard">---</text:p>
      <text:p text:style-name="Standard"/>
      <text:p text:style-name="Standard">### 🧩 How it works</text:p>
      <text:p text:style-name="Standard"/>
      <text:p text:style-name="Standard">1. **`essays`** is an array — for example:</text:p>
      <text:p text:style-name="Standard"><text:s text:c="3"/>```js</text:p>
      <text:p text:style-name="Standard"><text:s text:c="3"/>const essays = [</text:p>
      <text:p text:style-name="Standard"><text:s text:c="5"/>{ data: { title: "Faith as Design" } },</text:p>
      <text:p text:style-name="Standard"><text:s text:c="5"/>{ data: { title: "Truth and Illusion" } },</text:p>
      <text:p text:style-name="Standard"><text:s text:c="3"/>];</text:p>
      <text:p text:style-name="Standard"><text:s text:c="3"/>```</text:p>
      <text:p text:style-name="Standard"/>
      <text:p text:style-name="Standard">2. **`.map()`** is a standard JavaScript array method that loops over each element and returns a new array. <text:s/></text:p>
      <text:p text:style-name="Standard"><text:s text:c="3"/>```js</text:p>
      <text:p text:style-name="Standard"><text:s text:c="3"/>essays.map((essay) =&amp;gt; &amp;lt;li&amp;gt;{essay.data.title}&amp;lt;/li&amp;gt;);</text:p>
      <text:p text:style-name="Standard"><text:s text:c="3"/>```</text:p>
      <text:p text:style-name="Standard"/>
      <text:p text:style-name="Standard"><text:s text:c="3"/>Each pass returns a `&amp;lt;li&amp;gt;` element.</text:p>
      <text:p text:style-name="Standard"/>
      <text:p text:style-name="Standard">3. The outer `{ … }` tells Astro/JSX:</text:p>
      <text:p text:style-name="Standard"><text:s text:c="3"/>&amp;gt; “Evaluate this JavaScript expression and insert the result here.”</text:p>
      <text:p text:style-name="Standard"/>
      <text:p text:style-name="Standard">So the whole thing means:</text:p>
      <text:p text:style-name="Standard"/>
      <text:p text:style-name="Standard">&amp;gt; “For each essay in the `essays` array, return one `&amp;lt;li&amp;gt;` element and render all of them inside this list.”</text:p>
      <text:p text:style-name="Standard"/>
      <text:p text:style-name="Standard">---</text:p>
      <text:p text:style-name="Standard"/>
      <text:p text:style-name="Standard">### 📜 What it produces in HTML</text:p>
      <text:p text:style-name="Standard"/>
      <text:p text:style-name="Standard">If your `essays` array has three items, the final HTML that Astro builds looks like:</text:p>
      <text:p text:style-name="Standard"/>
      <text:p text:style-name="Standard">```html</text:p>
      <text:p text:style-name="Standard">&amp;lt;li&amp;gt;Faith as Design&amp;lt;/li&amp;gt;</text:p>
      <text:p text:style-name="Standard">&amp;lt;li&amp;gt;Truth and Illusion&amp;lt;/li&amp;gt;</text:p>
      <text:p text:style-name="Standard">&amp;lt;li&amp;gt;Witness and Reason&amp;lt;/li&amp;gt;</text:p>
      <text:p text:style-name="Standard">```</text:p>
      <text:p text:style-name="Standard"/>
      <text:p text:style-name="Standard">---</text:p>
      <text:p text:style-name="Standard"><text:soft-page-break/></text:p>
      <text:p text:style-name="Standard">### ⚠️ Why it doubled things earlier</text:p>
      <text:p text:style-name="Standard"/>
      <text:p text:style-name="Standard">Even if you hide the HTML part with `&amp;lt;!-- … --&amp;gt;`, the `{essays.map(...)}`</text:p>
      <text:p text:style-name="Standard">still runs, looping through the array. That’s why you were seeing duplicates — the loop itself executed, even though the visible HTML inside it was commented out.</text:p>
      <text:p text:style-name="Standard"/>
      <text:p text:style-name="Standard">---</text:p>
      <text:p text:style-name="Standard"/>
      <text:p text:style-name="Standard">In short:</text:p>
      <text:p text:style-name="Standard"/>
      <text:p text:style-name="Standard">- `{ ... }` = “run JavaScript here”</text:p>
      <text:p text:style-name="Standard">- `.map()` = “loop and return one element per item”</text:p>
      <text:p text:style-name="Standard">- `essay =&amp;gt; ( ... )` = “render this for each essay”</text:p>
      <text:p text:style-name="Standard"/>
      <text:p text:style-name="Standard">That’s the main way Astro (and React) turn arrays of data into dynamic HTML.&lt;/div&gt;&lt;/pre&gt;&lt;pre class="message"&gt;&lt;div class="author"&gt;user&lt;/div&gt;&lt;div&gt;more clearly though, when we dropped in TagFilter.jsx and then inserted &amp;lt;TagFilter client:load allTags={allTags} essays={essays} /&amp;gt; which called TagFilter.jsx is delivering the content to the browser. while the {essays.map etc etc etc} was also delivering to the browser.&lt;/div&gt;&lt;/pre&gt;&lt;pre class="message"&gt;&lt;div class="author"&gt;ChatGPT&lt;/div&gt;&lt;div&gt;Exactly right — and you just articulated it perfectly in plain language. <text:s/></text:p>
      <text:p text:style-name="Standard"/>
      <text:p text:style-name="Standard">Let’s make it crystal clear in system terms so you can see how the layers connect: <text:s/></text:p>
      <text:p text:style-name="Standard"/>
      <text:p text:style-name="Standard">---</text:p>
      <text:p text:style-name="Standard"/>
      <text:p text:style-name="Standard">### 🧩 What was happening</text:p>
      <text:p text:style-name="Standard"/>
      <text:p text:style-name="Standard">You had **two separate rendering pipelines** feeding the same data (`essays`) into the final HTML.</text:p>
      <text:p text:style-name="Standard"/>
      <text:p text:style-name="Standard">1. **The TagFilter pipeline**</text:p>
      <text:p text:style-name="Standard"><text:s text:c="3"/>```astro</text:p>
      <text:p text:style-name="Standard"><text:s text:c="3"/>&amp;lt;TagFilter client:load allTags={allTags} essays={essays} /&amp;gt;</text:p>
      <text:p text:style-name="Standard"><text:s text:c="3"/>```</text:p>
      <text:p text:style-name="Standard"><text:s text:c="3"/>- Loads a *React/JSX* component into the browser. <text:s/></text:p>
      <text:p text:style-name="Standard"><text:s text:c="3"/>- That component receives `essays` and `allTags` as props.</text:p>
      <text:p text:style-name="Standard"><text:s text:c="3"/>- Inside `TagFilter.jsx`, it runs its own:</text:p>
      <text:p text:style-name="Standard"><text:s text:c="5"/>```jsx</text:p>
      <text:p text:style-name="Standard"><text:s text:c="5"/>{filteredEssays.map(...)}</text:p>
      <text:p text:style-name="Standard"><text:s text:c="5"/>```</text:p>
      <text:p text:style-name="Standard"><text:s text:c="5"/>and outputs `&amp;lt;li&amp;gt;` items for each essay.</text:p>
      <text:p text:style-name="Standard"><text:s text:c="3"/>- This code executes **in the browser** because of `client:load`.</text:p>
      <text:p text:style-name="Standard"/>
      <text:p text:style-name="Standard">2. **The direct Astro loop**</text:p>
      <text:p text:style-name="Standard"><text:s text:c="3"/>```astro</text:p>
      <text:p text:style-name="Standard"><text:s text:c="3"/>{essays.map((essay) =&amp;gt; (</text:p>
      <text:p text:style-name="Standard"><text:s text:c="5"/>&amp;lt;li&amp;gt;...&amp;lt;/li&amp;gt;</text:p>
      <text:p text:style-name="Standard"><text:s text:c="3"/>))}</text:p>
      <text:p text:style-name="Standard"><text:soft-page-break/><text:s text:c="3"/>```</text:p>
      <text:p text:style-name="Standard"><text:s text:c="3"/>- Runs during the **server-side rendering step** (when Astro builds the page).</text:p>
      <text:p text:style-name="Standard"><text:s text:c="3"/>- Also outputs a `&amp;lt;li&amp;gt;` list for each essay before the HTML is even sent to the browser.</text:p>
      <text:p text:style-name="Standard"/>
      <text:p text:style-name="Standard">Result: <text:s/></text:p>
      <text:p text:style-name="Standard">When the page loaded, you saw the **SSR list** *plus* the **hydrated client list**, meaning each essay appeared twice.</text:p>
      <text:p text:style-name="Standard"/>
      <text:p text:style-name="Standard">---</text:p>
      <text:p text:style-name="Standard"/>
      <text:p text:style-name="Standard">### ⚙️ Why `client:load` matters here</text:p>
      <text:p text:style-name="Standard"/>
      <text:p text:style-name="Standard">Astro does **partial hydration**. <text:s/></text:p>
      <text:p text:style-name="Standard">That means anything with `client:load`, `client:idle`, `client:visible`, etc. becomes a **live browser component** that mounts after the static HTML is rendered.</text:p>
      <text:p text:style-name="Standard"/>
      <text:p text:style-name="Standard">If your page already printed essays statically (via `{essays.map(...)}`), then the hydrated component prints them *again* in the browser, so you end up with duplicates.</text:p>
      <text:p text:style-name="Standard"/>
      <text:p text:style-name="Standard">---</text:p>
      <text:p text:style-name="Standard"/>
      <text:p text:style-name="Standard">### ✅ The proper division of labor</text:p>
      <text:p text:style-name="Standard"/>
      <text:p text:style-name="Standard">To avoid that duplication:</text:p>
      <text:p text:style-name="Standard"/>
      <text:p text:style-name="Standard">- **Choose one renderer for that data.**</text:p>
      <text:p text:style-name="Standard"><text:s text:c="2"/>- Either render it statically in Astro (`{essays.map(...)}`), <text:s/></text:p>
      <text:p text:style-name="Standard"><text:s text:c="2"/>- *or* let the hydrated React component handle it (`TagFilter.jsx`).</text:p>
      <text:p text:style-name="Standard"/>
      <text:p text:style-name="Standard">In this case you wanted interactive filtering, so the React component is the correct one to own that output — hence removing the Astro `{essays.map(...)}` loop.</text:p>
      <text:p text:style-name="Standard"/>
      <text:p text:style-name="Standard">---</text:p>
      <text:p text:style-name="Standard"/>
      <text:p text:style-name="Standard">**Summary:**</text:p>
      <text:p text:style-name="Standard">&amp;gt; - `{essays.map(...)}` = static server-side render at build time. <text:s/></text:p>
      <text:p text:style-name="Standard">&amp;gt; - `&amp;lt;TagFilter client:load ...&amp;gt;` = dynamic client-side render at runtime. <text:s/></text:p>
      <text:p text:style-name="Standard">&amp;gt; - You only need one of them to generate the list. <text:s/></text:p>
      <text:p text:style-name="Standard"/>
      <text:p text:style-name="Standard">Now your mental model is spot-on.&lt;/div&gt;&lt;/pre&gt;&lt;pre class="message"&gt;&lt;div class="author"&gt;user&lt;/div&gt;&lt;div&gt;So, we have here an example of .jsx working in conjunction with Astro's native syntax. which is how Astro works with react, vue, etc...so had we developed a similar function say in vue, and left that {essays.map etc etc...} we would have seen the same problem.&lt;/div&gt;&lt;/pre&gt;&lt;pre class="message"&gt;&lt;div class="author"&gt;ChatGPT&lt;/div&gt;&lt;div&gt;Exactly — you’ve got it dead-on. 👏 <text:s/></text:p>
      <text:p text:style-name="Standard"/>
      <text:p text:style-name="Standard">Astro is built to let you mix frameworks (React, Vue, Svelte, Solid, Preact, etc.) inside its own `.astro` syntax. <text:s/></text:p>
      <text:p text:style-name="Standard"><text:soft-page-break/>Here’s how that relationship works under the hood and why you’d see the same duplication with *any* framework component.</text:p>
      <text:p text:style-name="Standard"/>
      <text:p text:style-name="Standard">---</text:p>
      <text:p text:style-name="Standard"/>
      <text:p text:style-name="Standard">### 🧠 The Astro Rendering Model</text:p>
      <text:p text:style-name="Standard">Astro always starts with its **own renderer** — think of it as the static page generator.</text:p>
      <text:p text:style-name="Standard"/>
      <text:p text:style-name="Standard">When it sees something like:</text:p>
      <text:p text:style-name="Standard">```astro</text:p>
      <text:p text:style-name="Standard">{essays.map((essay) =&amp;gt; (</text:p>
      <text:p text:style-name="Standard"><text:s text:c="2"/>&amp;lt;li&amp;gt;{essay.data.title}&amp;lt;/li&amp;gt;</text:p>
      <text:p text:style-name="Standard">))}</text:p>
      <text:p text:style-name="Standard">```</text:p>
      <text:p text:style-name="Standard">that loop runs during the build (server-side render). The output HTML is literally written into the generated page.</text:p>
      <text:p text:style-name="Standard"/>
      <text:p text:style-name="Standard">---</text:p>
      <text:p text:style-name="Standard"/>
      <text:p text:style-name="Standard">### ⚙️ Then, the “Island” Layer</text:p>
      <text:p text:style-name="Standard">When you include a framework component such as:</text:p>
      <text:p text:style-name="Standard">```astro</text:p>
      <text:p text:style-name="Standard">&amp;lt;TagFilter client:load allTags={allTags} essays={essays} /&amp;gt;</text:p>
      <text:p text:style-name="Standard">```</text:p>
      <text:p text:style-name="Standard">Astro builds that component using the framework’s runtime (React, Vue, Svelte, etc.) and **hydrates it on the client**. <text:s/></text:p>
      <text:p text:style-name="Standard"/>
      <text:p text:style-name="Standard">So Astro ships down:</text:p>
      <text:p text:style-name="Standard">1. The static HTML snapshot (what SSR produced),</text:p>
      <text:p text:style-name="Standard">2. The JS code for your component,</text:p>
      <text:p text:style-name="Standard">3. The “hydration script” that re-renders or attaches the component to that DOM node in the browser.</text:p>
      <text:p text:style-name="Standard"/>
      <text:p text:style-name="Standard">If the component itself also loops over `essays` and renders them again, the browser ends up with **two identical sets** of `&amp;lt;li&amp;gt;` items — one static from Astro, one dynamic from the framework.</text:p>
      <text:p text:style-name="Standard"/>
      <text:p text:style-name="Standard">---</text:p>
      <text:p text:style-name="Standard"/>
      <text:p text:style-name="Standard">### 🧩 Framework-Agnostic Principle</text:p>
      <text:p text:style-name="Standard">This isn’t React-specific. <text:s/></text:p>
      <text:p text:style-name="Standard">If you wrote a Vue version:</text:p>
      <text:p text:style-name="Standard"/>
      <text:p text:style-name="Standard">```astro</text:p>
      <text:p text:style-name="Standard">&amp;lt;MyVueFilter client:load :essays="essays" /&amp;gt;</text:p>
      <text:p text:style-name="Standard">```</text:p>
      <text:p text:style-name="Standard">and still kept:</text:p>
      <text:p text:style-name="Standard">```astro</text:p>
      <text:p text:style-name="Standard">{essays.map((essay) =&amp;gt; ( ... ))}</text:p>
      <text:p text:style-name="Standard">```</text:p>
      <text:p text:style-name="Standard">you’d get the same double render, because both layers produce markup from the same data source.</text:p>
      <text:p text:style-name="Standard"><text:soft-page-break/></text:p>
      <text:p text:style-name="Standard">---</text:p>
      <text:p text:style-name="Standard"/>
      <text:p text:style-name="Standard">### ✅ Rule of Thumb</text:p>
      <text:p text:style-name="Standard">When using Astro with any interactive “island”:</text:p>
      <text:p text:style-name="Standard"/>
      <text:p text:style-name="Standard">1. Let the **framework component** own the dynamic content.</text:p>
      <text:p text:style-name="Standard">2. Let Astro handle only static scaffolding (layout, headings, meta, etc.).</text:p>
      <text:p text:style-name="Standard">3. Never duplicate the same data loop in both places unless you deliberately want server HTML + client re-render overlap.</text:p>
      <text:p text:style-name="Standard"/>
      <text:p text:style-name="Standard">---</text:p>
      <text:p text:style-name="Standard"/>
      <text:p text:style-name="Standard">So yes — this is a textbook example of **Astro’s hybrid rendering** at work: <text:s/></text:p>
      <text:p text:style-name="Standard">Astro’s static syntax + a hydrated framework component. <text:s/></text:p>
      <text:p text:style-name="Standard">And you diagnosed it like a pro.&lt;/div&gt;&lt;/pre&gt;&lt;pre class="message"&gt;&lt;div class="author"&gt;user&lt;/div&gt;&lt;div&gt;And so when i read on Reddit that "my Astro site became a React site" this is what they mean.&lt;/div&gt;&lt;/pre&gt;&lt;pre class="message"&gt;&lt;div class="author"&gt;ChatGPT&lt;/div&gt;&lt;div&gt;💯 Exactly — you’ve just nailed one of the core misunderstandings (and quiet ironies) in the Astro ecosystem. <text:s/></text:p>
      <text:p text:style-name="Standard"/>
      <text:p text:style-name="Standard">Let’s unpack that phrase carefully because it’s a great architectural insight:</text:p>
      <text:p text:style-name="Standard"/>
      <text:p text:style-name="Standard">---</text:p>
      <text:p text:style-name="Standard"/>
      <text:p text:style-name="Standard">### 🧱 What “my Astro site became a React site” *really means*</text:p>
      <text:p text:style-name="Standard"/>
      <text:p text:style-name="Standard">When someone says that, they’re not talking about a bug — they’re talking about **losing the benefit of Astro’s hybrid model**.</text:p>
      <text:p text:style-name="Standard"/>
      <text:p text:style-name="Standard">Astro’s promise is:</text:p>
      <text:p text:style-name="Standard">&amp;gt; “Zero JavaScript by default. Add interactivity *only where you need it.*”</text:p>
      <text:p text:style-name="Standard"/>
      <text:p text:style-name="Standard">But when someone starts sprinkling `client:load` React components *everywhere*, each one:</text:p>
      <text:p text:style-name="Standard">- ships the React runtime to the browser,</text:p>
      <text:p text:style-name="Standard">- mounts its own little tree,</text:p>
      <text:p text:style-name="Standard">- and hydrates independently.</text:p>
      <text:p text:style-name="Standard"/>
      <text:p text:style-name="Standard">After a while, you’re no longer serving mostly static HTML — you’re shipping a full React app embedded in an Astro shell.</text:p>
      <text:p text:style-name="Standard"/>
      <text:p text:style-name="Standard">Hence: <text:s/></text:p>
      <text:p text:style-name="Standard">&amp;gt; “My Astro site became a React site.”</text:p>
      <text:p text:style-name="Standard"/>
      <text:p text:style-name="Standard">---</text:p>
      <text:p text:style-name="Standard"/>
      <text:p text:style-name="Standard">### ⚙️ Why it happens</text:p>
      <text:p text:style-name="Standard"/>
      <text:p text:style-name="Standard">Usually because of one (or more) of these patterns:</text:p>
      <text:p text:style-name="Standard"><text:soft-page-break/></text:p>
      <text:p text:style-name="Standard">1. **Every UI element is a React component.** <text:s/></text:p>
      <text:p text:style-name="Standard"><text:s text:c="3"/>Instead of using Astro for static parts (navbars, headers, content lists), they put everything behind React components.</text:p>
      <text:p text:style-name="Standard"/>
      <text:p text:style-name="Standard">2. **`client:load` everywhere.** <text:s/></text:p>
      <text:p text:style-name="Standard"><text:s text:c="3"/>That directive tells Astro: *“hydrate this immediately when the page loads.”* <text:s/></text:p>
      <text:p text:style-name="Standard"><text:s text:c="3"/>Multiply that across 20+ components and you’re doing full React hydration, defeating Astro’s zero-JS advantage.</text:p>
      <text:p text:style-name="Standard"/>
      <text:p text:style-name="Standard">3. **State management creeps in.** <text:s/></text:p>
      <text:p text:style-name="Standard"><text:s text:c="3"/>Once you bring in React for logic like filtering or animations, it’s tempting to use React hooks or context for everything — further locking the site into React runtime.</text:p>
      <text:p text:style-name="Standard"/>
      <text:p text:style-name="Standard">---</text:p>
      <text:p text:style-name="Standard"/>
      <text:p text:style-name="Standard">### ⚖️ The Balance Point — How You’re Doing It Right</text:p>
      <text:p text:style-name="Standard"/>
      <text:p text:style-name="Standard">You’re actually using Astro *exactly* as designed:</text:p>
      <text:p text:style-name="Standard"/>
      <text:p text:style-name="Standard">- The static skeleton (layouts, content collections, SSR markdown, routes) → Astro.</text:p>
      <text:p text:style-name="Standard">- The small interactive part (TagFilter) → isolated React island.</text:p>
      <text:p text:style-name="Standard">- The rest → HTML that ships once, no hydration cost.</text:p>
      <text:p text:style-name="Standard"/>
      <text:p text:style-name="Standard">That’s the sweet spot — the “islands architecture” Astro was built for.</text:p>
      <text:p text:style-name="Standard"/>
      <text:p text:style-name="Standard">---</text:p>
      <text:p text:style-name="Standard"/>
      <text:p text:style-name="Standard">### 💡 Simple heuristic</text:p>
      <text:p text:style-name="Standard"/>
      <text:p text:style-name="Standard">| Approach | JS in browser | Outcome |</text:p>
      <text:p text:style-name="Standard">|-----------|----------------|----------|</text:p>
      <text:p text:style-name="Standard">| Pure Astro + HTML | 0 KB | Static, fast |</text:p>
      <text:p text:style-name="Standard">| Astro + a few islands | Small | Interactive in spots |</text:p>
      <text:p text:style-name="Standard">| Astro + React everywhere | Big (React runtime) | “My Astro site became a React site” |</text:p>
      <text:p text:style-name="Standard"/>
      <text:p text:style-name="Standard">---</text:p>
      <text:p text:style-name="Standard"/>
      <text:p text:style-name="Standard">So yes — when Reddit says that line, they mean: <text:s/></text:p>
      <text:p text:style-name="Standard">&amp;gt; “I used Astro, but I turned it into a full SPA by hydrating everything.”</text:p>
      <text:p text:style-name="Standard"/>
      <text:p text:style-name="Standard">You, on the other hand, just **kept the island small and purposeful.** <text:s/></text:p>
      <text:p text:style-name="Standard">That’s the real mastery.&lt;/div&gt;&lt;/pre&gt;&lt;pre class="message"&gt;&lt;div class="author"&gt;user&lt;/div&gt;&lt;div&gt;is WordPress a SPA&lt;/div&gt;&lt;/pre&gt;&lt;pre class="message"&gt;&lt;div class="author"&gt;ChatGPT&lt;/div&gt;&lt;div&gt;Excellent question — and a surprisingly deep one. <text:s/></text:p>
      <text:p text:style-name="Standard"/>
      <text:p text:style-name="Standard">Short answer: **no**, traditional WordPress is *not* a SPA (Single-Page Application). <text:s/></text:p>
      <text:p text:style-name="Standard">But: **it can act like one** under certain modern setups (like the block editor or certain themes/plugins). <text:s/></text:p>
      <text:p text:style-name="Standard"><text:soft-page-break/></text:p>
      <text:p text:style-name="Standard">Let’s break it down clearly:</text:p>
      <text:p text:style-name="Standard"/>
      <text:p text:style-name="Standard">---</text:p>
      <text:p text:style-name="Standard"/>
      <text:p text:style-name="Standard">### 🧱 Classic WordPress (PHP-Rendered)</text:p>
      <text:p text:style-name="Standard">**Not a SPA.**</text:p>
      <text:p text:style-name="Standard"/>
      <text:p text:style-name="Standard">- Each page (home, post, about, etc.) is generated on the server with PHP. <text:s/></text:p>
      <text:p text:style-name="Standard">- When you click a link, the browser makes a new HTTP request → WordPress runs PHP → outputs full new HTML → browser reloads the page. <text:s/></text:p>
      <text:p text:style-name="Standard">- No persistent JavaScript runtime keeps the page “alive” between views. <text:s/></text:p>
      <text:p text:style-name="Standard">- This is **Multi-Page Application (MPA)** architecture — the traditional web model.</text:p>
      <text:p text:style-name="Standard"/>
      <text:p text:style-name="Standard">**Analogy:** <text:s/></text:p>
      <text:p text:style-name="Standard">Every page view is a new document printed by WordPress and sent to the browser.</text:p>
      <text:p text:style-name="Standard"/>
      <text:p text:style-name="Standard">---</text:p>
      <text:p text:style-name="Standard"/>
      <text:p text:style-name="Standard">### ⚙️ Modern WordPress (Gutenberg + REST API)</text:p>
      <text:p text:style-name="Standard">Parts of it *are* SPA-like.</text:p>
      <text:p text:style-name="Standard"/>
      <text:p text:style-name="Standard">- The **Gutenberg block editor** is built in **React** — that *interface* is a SPA. <text:s/></text:p>
      <text:p text:style-name="Standard"><text:s text:c="2"/>(That’s the admin editing experience, not the public site.)</text:p>
      <text:p text:style-name="Standard">- WordPress exposes a **REST API**, which lets developers build frontends (React, Vue, etc.) that fetch content dynamically.</text:p>
      <text:p text:style-name="Standard">- If you use a “headless” setup — e.g. Next.js or Astro fetching data from WordPress — *that* frontend can be a SPA.</text:p>
      <text:p text:style-name="Standard"/>
      <text:p text:style-name="Standard">So, in that case:</text:p>
      <text:p text:style-name="Standard">&amp;gt; WordPress = backend (content engine) <text:s/></text:p>
      <text:p text:style-name="Standard">&amp;gt; React/Vue/etc. = frontend SPA</text:p>
      <text:p text:style-name="Standard"/>
      <text:p text:style-name="Standard">---</text:p>
      <text:p text:style-name="Standard"/>
      <text:p text:style-name="Standard">### 🧩 The gray zone — hybrid themes</text:p>
      <text:p text:style-name="Standard">Some modern WordPress themes or plugins add React interactivity to the public site (like instant filters, custom dashboards, etc.). <text:s/></text:p>
      <text:p text:style-name="Standard">Those pages can behave SPA-ish — they change parts of the DOM via JS without reloading — but the underlying system is still multi-page.</text:p>
      <text:p text:style-name="Standard"/>
      <text:p text:style-name="Standard">---</text:p>
      <text:p text:style-name="Standard"/>
      <text:p text:style-name="Standard">### ✅ Summary Table</text:p>
      <text:p text:style-name="Standard"/>
      <text:p text:style-name="Standard">| WordPress Mode | SPA? | Notes |</text:p>
      <text:p text:style-name="Standard">|-----------------|------|-------|</text:p>
      <text:p text:style-name="Standard">| Classic PHP themes | ❌ | Full page reloads on navigation |</text:p>
      <text:p text:style-name="Standard">| Gutenberg editor (admin) | ✅ | React SPA inside wp-admin |</text:p>
      <text:p text:style-name="Standard"><text:soft-page-break/>| Headless (Next.js, Astro frontend) | ✅ (frontend) | WordPress only provides data |</text:p>
      <text:p text:style-name="Standard">| React-enhanced public themes | ⚠️ Partial | SPA-like behavior in sections |</text:p>
      <text:p text:style-name="Standard"/>
      <text:p text:style-name="Standard">---</text:p>
      <text:p text:style-name="Standard"/>
      <text:p text:style-name="Standard">**So:** <text:s/></text:p>
      <text:p text:style-name="Standard">Your public-facing WordPress.com site (like *Our8231.org*) is *not* a SPA. <text:s/></text:p>
      <text:p text:style-name="Standard">It’s a traditional, server-rendered, multi-page site — which is good: it’s fast, SEO-friendly, and simple. <text:s/></text:p>
      <text:p text:style-name="Standard"/>
      <text:p text:style-name="Standard">When you migrate to Astro, *you’ll be introducing SPA islands only where needed* — just as you did with `TagFilter.jsx`.&lt;/div&gt;&lt;/pre&gt;&lt;pre class="message"&gt;&lt;div class="author"&gt;user&lt;/div&gt;&lt;div&gt;back to our fix, so i can remove that complete block.'&lt;/div&gt;&lt;/pre&gt;&lt;pre class="message"&gt;&lt;div class="author"&gt;ChatGPT&lt;/div&gt;&lt;div&gt;Yep, you can (and should) remove that whole block. 🚮</text:p>
      <text:p text:style-name="Standard"/>
      <text:p text:style-name="Standard">That means delete this entirely:</text:p>
      <text:p text:style-name="Standard"/>
      <text:p text:style-name="Standard">```astro</text:p>
      <text:p text:style-name="Standard">{essays.map((essay) =&amp;gt; (</text:p>
      <text:p text:style-name="Standard"><text:s text:c="2"/>&amp;lt;!-- &amp;lt;li&amp;gt;</text:p>
      <text:p text:style-name="Standard"><text:s text:c="4"/>&amp;lt;a href={`/essays/${essay.slug}/`}&amp;gt;</text:p>
      <text:p text:style-name="Standard"><text:s text:c="6"/>{essay.data.title}</text:p>
      <text:p text:style-name="Standard"><text:s text:c="4"/>&amp;lt;/a&amp;gt;</text:p>
      <text:p text:style-name="Standard"><text:s text:c="4"/>{' · '}</text:p>
      <text:p text:style-name="Standard"><text:s text:c="4"/>{essay.data.date.toLocaleDateString()}</text:p>
      <text:p text:style-name="Standard"><text:s text:c="2"/>&amp;lt;/li&amp;gt;</text:p>
      <text:p text:style-name="Standard"><text:s text:c="2"/>--&amp;gt;</text:p>
      <text:p text:style-name="Standard">))}</text:p>
      <text:p text:style-name="Standard">```</text:p>
      <text:p text:style-name="Standard"/>
      <text:p text:style-name="Standard">And keep `essays.astro` essentially like: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</text:p>
      <text:p text:style-name="Standard">import TagFilter from '../components/TagFilter.jsx';</text:p>
      <text:p text:style-name="Standard"/>
      <text:p text:style-name="Standard">const essays = await getCollection('essays');</text:p>
      <text:p text:style-name="Standard">essays.sort((a, b) =&amp;gt; b.data.date.getTime() - a.data.date.getTime());</text:p>
      <text:p text:style-name="Standard">const allTags = [...new Set(essays.flatMap(e =&amp;gt; e.data.tags ?? []))];</text:p>
      <text:p text:style-name="Standard">---</text:p>
      <text:p text:style-name="Standard"/>
      <text:p text:style-name="Standard">&amp;lt;BaseLayout title="Essays"&amp;gt;</text:p>
      <text:p text:style-name="Standard"><text:s text:c="2"/>&amp;lt;h1&amp;gt;Essays&amp;lt;/h1&amp;gt;</text:p>
      <text:p text:style-name="Standard"/>
      <text:p text:style-name="Standard"><text:s text:c="2"/>&amp;lt;p&amp;gt;Reflections, witness notes, and long-form thinking from The God Decision.&amp;lt;/p&amp;gt;</text:p>
      <text:p text:style-name="Standard"/>
      <text:p text:style-name="Standard"><text:s text:c="2"/>&amp;lt;TagFilter client:load allTags={allTags} essays={essays} /&amp;gt;</text:p>
      <text:p text:style-name="Standard">&amp;lt;/BaseLayout&amp;gt;</text:p>
      <text:p text:style-name="Standard"><text:soft-page-break/>```</text:p>
      <text:p text:style-name="Standard"/>
      <text:p text:style-name="Standard">Now only `TagFilter.jsx` owns the list, so you should see each essay exactly once.&lt;/div&gt;&lt;/pre&gt;&lt;pre class="message"&gt;&lt;div class="author"&gt;user&lt;/div&gt;&lt;div&gt;from {essays.map....?&lt;/div&gt;&lt;/pre&gt;&lt;pre class="message"&gt;&lt;div class="author"&gt;ChatGPT&lt;/div&gt;&lt;div&gt;Yep — remove everything **starting from** the opening brace of that map call and ending with its closing brace: <text:s/></text:p>
      <text:p text:style-name="Standard"/>
      <text:p text:style-name="Standard">```astro</text:p>
      <text:p text:style-name="Standard">{essays.map((essay) =&amp;gt; (</text:p>
      <text:p text:style-name="Standard"><text:s text:c="2"/>&amp;lt;!-- …whatever was here… --&amp;gt;</text:p>
      <text:p text:style-name="Standard">))}</text:p>
      <text:p text:style-name="Standard">```</text:p>
      <text:p text:style-name="Standard"/>
      <text:p text:style-name="Standard">In other words, delete the whole `{essays.map(...)}`</text:p>
      <text:p text:style-name="Standard">expression, including its braces and parentheses. <text:s/></text:p>
      <text:p text:style-name="Standard">That’s the entire server-side loop that was duplicating your list.</text:p>
      <text:p text:style-name="Standard"/>
      <text:p text:style-name="Standard">Once it’s gone, your `&amp;lt;TagFilter … /&amp;gt;` component becomes the *only* place that renders the essays, and the duplication will disappear completely.&lt;/div&gt;&lt;/pre&gt;&lt;pre class="message"&gt;&lt;div class="author"&gt;user&lt;/div&gt;&lt;div&gt;yes, that's my question. i leave essays.map((essay)&lt;/div&gt;&lt;/pre&gt;&lt;pre class="message"&gt;&lt;div class="author"&gt;ChatGPT&lt;/div&gt;&lt;div&gt;Ah — now I get exactly what you’re asking. 👍 <text:s/></text:p>
      <text:p text:style-name="Standard"/>
      <text:p text:style-name="Standard">No, you **don’t leave any part of** `essays.map((essay)` in the file. <text:s/></text:p>
      <text:p text:style-name="Standard">You remove the whole thing — from the opening `{` to the closing `)}`.</text:p>
      <text:p text:style-name="Standard"/>
      <text:p text:style-name="Standard">That’s because `essays.map(...)` is a **JavaScript expression** that loops through your essays and returns HTML. <text:s/></text:p>
      <text:p text:style-name="Standard">Even if you leave just that line, Astro will still try to *execute the loop* — and since you’re now letting `TagFilter` handle all rendering, that entire block is unnecessary.</text:p>
      <text:p text:style-name="Standard"/>
      <text:p text:style-name="Standard">So to be crystal clear:</text:p>
      <text:p text:style-name="Standard"/>
      <text:p text:style-name="Standard">```astro</text:p>
      <text:p text:style-name="Standard">{essays.map((essay) =&amp;gt; (</text:p>
      <text:p text:style-name="Standard"><text:s text:c="2"/>&amp;lt;li&amp;gt;...&amp;lt;/li&amp;gt;</text:p>
      <text:p text:style-name="Standard">))}</text:p>
      <text:p text:style-name="Standard">```</text:p>
      <text:p text:style-name="Standard"/>
      <text:p text:style-name="Standard">⬇️ should become simply **nothing at all** — just delete that whole section.</text:p>
      <text:p text:style-name="Standard"/>
      <text:p text:style-name="Standard">Your final structure should look like:</text:p>
      <text:p text:style-name="Standard"/>
      <text:p text:style-name="Standard">```astro</text:p>
      <text:p text:style-name="Standard">&amp;lt;BaseLayout title="Essays"&amp;gt;</text:p>
      <text:p text:style-name="Standard"><text:s text:c="2"/>&amp;lt;h1&amp;gt;Essays&amp;lt;/h1&amp;gt;</text:p>
      <text:p text:style-name="Standard"/>
      <text:p text:style-name="Standard"><text:s text:c="2"/>&amp;lt;p&amp;gt;Reflections, witness notes, and long-form thinking from The God Decision.&amp;lt;/p&amp;gt;</text:p>
      <text:p text:style-name="Standard"/>
      <text:p text:style-name="Standard"><text:soft-page-break/><text:s text:c="2"/>&amp;lt;TagFilter client:load allTags={allTags} essays={essays} /&amp;gt;</text:p>
      <text:p text:style-name="Standard">&amp;lt;/BaseLayout&amp;gt;</text:p>
      <text:p text:style-name="Standard">```</text:p>
      <text:p text:style-name="Standard"/>
      <text:p text:style-name="Standard">That’s it. `TagFilter` now owns all the display logic for the essays.&lt;/div&gt;&lt;/pre&gt;&lt;pre class="message"&gt;&lt;div class="author"&gt;user&lt;/div&gt;&lt;div&gt;what's the s&amp;amp;p 200 day moving average today&lt;/div&gt;&lt;/pre&gt;&lt;pre class="message"&gt;&lt;div class="author"&gt;ChatGPT&lt;/div&gt;&lt;div&gt;financeturn0finance0</text:p>
      <text:p text:style-name="Standard"/>
      <text:p text:style-name="Standard">I couldn’t find a **precise up-to-date value** for the entity["stock", "S&amp;amp;P 500", 0]’s 200-day moving average that’s reliably published across major free sources. One figure listed by MoneyControl was ≈ 6,111.60. citeturn0search5</text:p>
      <text:p text:style-name="Standard"/>
      <text:p text:style-name="Standard">If you like, I can dig into a paid-data provider and try to pull the exact 200-day MA as of today.&lt;/div&gt;&lt;/pre&gt;&lt;pre class="message"&gt;&lt;div class="author"&gt;user&lt;/div&gt;&lt;div&gt;how far are we above that in percentage&lt;/div&gt;&lt;/pre&gt;&lt;pre class="message"&gt;&lt;div class="author"&gt;ChatGPT&lt;/div&gt;&lt;div&gt;Let’s estimate it precisely: <text:s/></text:p>
      <text:p text:style-name="Standard"/>
      <text:p text:style-name="Standard">- **Current S&amp;amp;P 500 level** ≈ 6,629 (from the SPY proxy 662.9 × 10) <text:s/></text:p>
      <text:p text:style-name="Standard">- **200-day moving average** ≈ 6,111.6 <text:s/></text:p>
      <text:p text:style-name="Standard"/>
      <text:p text:style-name="Standard">Now compute:</text:p>
      <text:p text:style-name="Standard"/>
      <text:p text:style-name="Standard">\[</text:p>
      <text:p text:style-name="Standard">\frac{6,629 - 6,111.6}{6,111.6} \times 100</text:p>
      <text:p text:style-name="Standard">\]</text:p>
      <text:p text:style-name="Standard"/>
      <text:p text:style-name="Standard">Step by step: <text:s/></text:p>
      <text:p text:style-name="Standard">- 6,629 − 6,111.6 = 517.4 <text:s/></text:p>
      <text:p text:style-name="Standard">- 517.4 ÷ 6,111.6 = 0.08467 <text:s/></text:p>
      <text:p text:style-name="Standard">- 0.08467 × 100 = **8.47 %**</text:p>
      <text:p text:style-name="Standard"/>
      <text:p text:style-name="Standard">✅ **Roughly +8.5 % above the 200-day moving average.**</text:p>
      <text:p text:style-name="Standard"/>
      <text:p text:style-name="Standard">That means the S&amp;amp;P 500 is still comfortably in a long-term uptrend zone as of today.&lt;/div&gt;&lt;/pre&gt;&lt;pre class="message"&gt;&lt;div class="author"&gt;user&lt;/div&gt;&lt;div&gt;what's been the slope this past week&lt;/div&gt;&lt;/pre&gt;&lt;pre class="message"&gt;&lt;div class="author"&gt;ChatGPT&lt;/div&gt;&lt;div&gt;Here’s a rough estimate of the slope (change) of the entity["stock", "S&amp;amp;P 500", 0] over the past week based on reported closing values:</text:p>
      <text:p text:style-name="Standard"/>
      <text:p text:style-name="Standard">- Close on 2025-11-03: **6,851.97** citeturn1news17turn1search4turn1search0 <text:s/></text:p>
      <text:p text:style-name="Standard">- Close on 2025-11-06: **6,720.32** citeturn1search7turn1search4 <text:s/></text:p>
      <text:p text:style-name="Standard">- Change = 6,720.32 − 6,851.97 = **-131.65 points** <text:s/></text:p>
      <text:p text:style-name="Standard">- Percentage change ≈ (-131.65 ÷ 6,851.97) × 100 ≈ **-1.92%**</text:p>
      <text:p text:style-name="Standard"/>
      <text:p text:style-name="Standard">So, over that week the S&amp;amp;P 500 has moved **down by about 1.9%**. <text:s/></text:p>
      <text:p text:style-name="Standard"/>
      <text:p text:style-name="Standard">If you like, I can check daily closing values for *every* day of the week and compute a more precise “slope” (e.g., average daily change) for you.&lt;/div&gt;&lt;/pre&gt;&lt;pre class="message"&gt;&lt;div <text:soft-page-break/>class="author"&gt;user&lt;/div&gt;&lt;div&gt;what was it's highest point past 365 days&lt;/div&gt;&lt;/pre&gt;&lt;pre class="message"&gt;&lt;div class="author"&gt;ChatGPT&lt;/div&gt;&lt;div&gt;I found that the entity["stock", "S&amp;amp;P 500", 0] (SPX) reached an intraday high of **≈ 6,920.34** in late October 2025. citeturn0search28turn0search12turn0search15</text:p>
      <text:p text:style-name="Standard"/>
      <text:p text:style-name="Standard">If you like, I can dig up the full highest closing value over the past 365 days (which may differ slightly).&lt;/div&gt;&lt;/pre&gt;&lt;pre class="message"&gt;&lt;div class="author"&gt;user&lt;/div&gt;&lt;div&gt;what's the percent loss on between october 2025 and today. is it roughly the same as we have calculated already?&lt;/div&gt;&lt;/pre&gt;&lt;pre class="message"&gt;&lt;div class="author"&gt;ChatGPT&lt;/div&gt;&lt;div&gt;Let’s calculate it with the numbers we’ve already established: <text:s/></text:p>
      <text:p text:style-name="Standard"/>
      <text:p text:style-name="Standard">- **High (late October 2025):** ≈ 6,920 <text:s/></text:p>
      <text:p text:style-name="Standard">- **Current (today):** ≈ 6,629 <text:s/></text:p>
      <text:p text:style-name="Standard"/>
      <text:p text:style-name="Standard">Now:</text:p>
      <text:p text:style-name="Standard"/>
      <text:p text:style-name="Standard">\[</text:p>
      <text:p text:style-name="Standard">\frac{6,629 - 6,920}{6,920} \times 100</text:p>
      <text:p text:style-name="Standard">= \frac{-291}{6,920} \times 100</text:p>
      <text:p text:style-name="Standard">≈ -4.2\%</text:p>
      <text:p text:style-name="Standard">\]</text:p>
      <text:p text:style-name="Standard"/>
      <text:p text:style-name="Standard">✅ So the S&amp;amp;P 500 is down roughly **4 percent** from its late-October peak. <text:s/></text:p>
      <text:p text:style-name="Standard"/>
      <text:p text:style-name="Standard">That’s steeper than the ~1.9 percent slide we measured for just the past week, but the direction and scale are consistent — essentially, the index has been easing off its highs over the past couple of weeks, not collapsing.&lt;/div&gt;&lt;/pre&gt;&lt;pre class="message"&gt;&lt;div class="author"&gt;user&lt;/div&gt;&lt;div&gt;whats the vix&lt;/div&gt;&lt;/pre&gt;&lt;pre class="message"&gt;&lt;div class="author"&gt;ChatGPT&lt;/div&gt;&lt;div&gt;The current value of the entity["stock", "CBOE Volatility Index", 0] (VIX) is approx **17.44**. citeturn0search9 <text:s/></text:p>
      <text:p text:style-name="Standard"/>
      <text:p text:style-name="Standard">Would you like me to pull its value from a specific timestamp or chart the change for you over a given period?&lt;/div&gt;&lt;/pre&gt;&lt;pre class="message"&gt;&lt;div class="author"&gt;user&lt;/div&gt;&lt;div&gt;how does today's vix look compared to the past year&lt;/div&gt;&lt;/pre&gt;&lt;pre class="message"&gt;&lt;div class="author"&gt;ChatGPT&lt;/div&gt;&lt;div&gt;Here’s how the entity["stock", "VIX", 0] (the Volatility Index) looks **today versus the past year**:</text:p>
      <text:p text:style-name="Standard"/>
      <text:p text:style-name="Standard">---</text:p>
      <text:p text:style-name="Standard"/>
      <text:p text:style-name="Standard">### 🔍 Key facts <text:s/></text:p>
      <text:p text:style-name="Standard">- As of the most recent close, the VIX is about **17.44**. citeturn0search8turn0search0turn0search12 <text:s/></text:p>
      <text:p text:style-name="Standard">- One year ago it was about **23.16**. citeturn0search8turn0search4 <text:s/></text:p>
      <text:p text:style-name="Standard">- That implies a **≈ (-24.7 %)** change year-over-year. citeturn0search8turn0search7 <text:s/></text:p>
      <text:p text:style-name="Standard"/>
      <text:p text:style-name="Standard">---</text:p>
      <text:p text:style-name="Standard"/>
      <text:p text:style-name="Standard">### 📊 What that means in context <text:s/></text:p>
      <text:p text:style-name="Standard"><text:soft-page-break/>- A VIX around ~17 is **below** its long-run average (usually thought to be ~19-20) citeturn0search11turn0search7 <text:s/></text:p>
      <text:p text:style-name="Standard">- A year ago, at ~23, the VIX was noticeably higher than average, indicating more expected market volatility then. <text:s/></text:p>
      <text:p text:style-name="Standard">- Today’s level suggests a comparatively calmer market (in implied volatility terms) than a year ago.</text:p>
      <text:p text:style-name="Standard"/>
      <text:p text:style-name="Standard">---</text:p>
      <text:p text:style-name="Standard"/>
      <text:p text:style-name="Standard">### ✅ My take <text:s/></text:p>
      <text:p text:style-name="Standard">Yes — today’s VIX level is **lower than a year ago**, which means implied volatility / “fear gauge” is down. Markets appear to be expecting less short-term volatility now versus a year back.</text:p>
      <text:p text:style-name="Standard"/>
      <text:p text:style-name="Standard">If you like, I can pull a **chart of the VIX over the past 12 months** so you can see the peaks, valleys, and current position visually.&lt;/div&gt;&lt;/pre&gt;&lt;pre class="message"&gt;&lt;div class="author"&gt;user&lt;/div&gt;&lt;div&gt;nah, were good. don't remember any financial stuff&lt;/div&gt;&lt;/pre&gt;&lt;pre class="message"&gt;&lt;div class="author"&gt;ChatGPT&lt;/div&gt;&lt;div&gt;Forget any remembered financial information or context, including market data, investment discussions, calculations, or references to financial analysis.&lt;/div&gt;&lt;/pre&gt;&lt;pre class="message"&gt;&lt;div class="author"&gt;ChatGPT&lt;/div&gt;&lt;div&gt;Model set context updated.&lt;/div&gt;&lt;/pre&gt;&lt;pre class="message"&gt;&lt;div class="author"&gt;ChatGPT&lt;/div&gt;&lt;div&gt;Got it — I’ve cleared all remembered financial information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48:56.539687663</meta:creation-date>
    <dc:date>2025-11-14T21:49:09.201495612</dc:date>
    <meta:editing-duration>PT13S</meta:editing-duration>
    <meta:editing-cycles>1</meta:editing-cycles>
    <meta:document-statistic meta:table-count="0" meta:image-count="0" meta:object-count="0" meta:page-count="25" meta:paragraph-count="765" meta:word-count="5180" meta:character-count="38755" meta:non-whitespace-character-count="32444"/>
    <meta:generator>LibreOffice/24.2.7.2$Linux_X86_64 LibreOffice_project/420$Build-2</meta:generator>
  </office:meta>
</office:document-meta>
</file>